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wrap-option="wrap" style:cell-protect="none"/>
    </style:style>
    <style:style style:name="ce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</style:style>
    <style:style style:name="ce8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</style:style>
    <style:style style:name="ce10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1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</style:style>
    <style:style style:name="ce12" style:family="table-cell" style:parent-style-name="Default" style:data-style-name="N38">
      <style:table-cell-properties fo:border="thin solid #000000" style:vertical-align="middle" style:cell-protect="none" style:repeat-content="false"/>
      <style:paragraph-properties fo:text-align="end" fo:margin-right="0cm"/>
    </style:style>
    <style:style style:name="ce13" style:family="table-cell" style:parent-style-name="Default" style:data-style-name="N38">
      <style:table-cell-properties fo:border="thin solid #000000" style:vertical-align="middle" fo:background-color="#D8D8D8" style:cell-protect="none" style:repeat-content="false"/>
      <style:paragraph-properties fo:text-align="end" fo:margin-right="0cm"/>
    </style:style>
    <style:style style:name="ce14" style:family="table-cell" style:parent-style-name="Default" style:data-style-name="N38">
      <style:table-cell-properties fo:border="thin solid #000000" style:vertical-align="middle" fo:background-color="#FFFFFF" style:cell-protect="none" style:repeat-content="false"/>
      <style:paragraph-properties fo:text-align="end" fo:margin-right="0cm"/>
    </style:style>
    <style:style style:name="ce15" style:family="table-cell" style:parent-style-name="Default" style:data-style-name="N38">
      <style:table-cell-properties fo:border="thin solid #000000" style:vertical-align="middle" fo:background-color="#BFBFBF" style:cell-protect="none" style:repeat-content="false"/>
      <style:paragraph-properties fo:text-align="end" fo:margin-right="0cm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cell-protect="none"/>
    </style:style>
    <style:style style:name="ce17" style:family="table-cell" style:parent-style-name="Default" style:data-style-name="N3"/>
    <style:style style:name="ce18" style:family="table-cell" style:parent-style-name="Default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9.38388888888889cm" style:use-optimal-column-width="true"/>
    </style:style>
    <style:style style:name="co2" style:family="table-column">
      <style:table-column-properties fo:break-before="auto" style:column-width="7.90222222222222cm" style:use-optimal-column-width="true"/>
    </style:style>
    <style:style style:name="co3" style:family="table-column">
      <style:table-column-properties fo:break-before="auto" style:column-width="5.20347222222222cm" style:use-optimal-column-width="true"/>
    </style:style>
    <style:style style:name="co4" style:family="table-column">
      <style:table-column-properties fo:break-before="auto" style:column-width="2.45180555555556cm" style:use-optimal-column-width="true"/>
    </style:style>
    <style:style style:name="co5" style:family="table-column">
      <style:table-column-properties fo:break-before="auto" style:column-width="2.32833333333333cm" style:use-optimal-column-width="true"/>
    </style:style>
    <style:style style:name="co6" style:family="table-column">
      <style:table-column-properties fo:break-before="auto" style:column-width="3.19263888888889cm" style:use-optimal-column-width="true"/>
    </style:style>
    <style:style style:name="co7" style:family="table-column">
      <style:table-column-properties fo:break-before="auto" style:column-width="3.28083333333333cm"/>
    </style:style>
    <style:style style:name="co8" style:family="table-column">
      <style:table-column-properties fo:break-before="auto" style:column-width="8.74888888888889cm" style:use-optimal-column-width="true"/>
    </style:style>
    <style:style style:name="co9" style:family="table-column">
      <style:table-column-properties fo:break-before="auto" style:column-width="3.06916666666667cm"/>
    </style:style>
    <style:style style:name="co10" style:family="table-column">
      <style:table-column-properties fo:break-before="auto" style:column-width="6.82625cm" style:use-optimal-column-width="true"/>
    </style:style>
    <style:style style:name="co11" style:family="table-column">
      <style:table-column-properties fo:break-before="auto" style:column-width="8.99583333333333cm" style:use-optimal-column-width="true"/>
    </style:style>
    <style:style style:name="co12" style:family="table-column">
      <style:table-column-properties fo:break-before="auto" style:column-width="5.87375cm" style:use-optimal-column-width="true"/>
    </style:style>
    <style:style style:name="co13" style:family="table-column">
      <style:table-column-properties fo:break-before="auto" style:column-width="5.62680555555556cm"/>
    </style:style>
    <style:style style:name="co14" style:family="table-column">
      <style:table-column-properties fo:break-before="auto" style:column-width="4.78013888888889cm"/>
    </style:style>
    <style:style style:name="co15" style:family="table-column">
      <style:table-column-properties fo:break-before="auto" style:column-width="5.87375cm"/>
    </style:style>
    <style:style style:name="co16" style:family="table-column">
      <style:table-column-properties fo:break-before="auto" style:column-width="12.1355555555556cm" style:use-optimal-column-width="true"/>
    </style:style>
    <style:style style:name="co17" style:family="table-column">
      <style:table-column-properties fo:break-before="auto" style:column-width="4.60375cm" style:use-optimal-column-width="true"/>
    </style:style>
    <style:style style:name="co18" style:family="table-column">
      <style:table-column-properties fo:break-before="auto" style:column-width="11.58875cm"/>
    </style:style>
    <style:style style:name="ro1" style:family="table-row">
      <style:table-row-properties style:row-height="15.5pt" style:use-optimal-row-height="true" fo:break-before="auto"/>
    </style:style>
    <style:style style:name="ro2" style:family="table-row">
      <style:table-row-properties style:row-height="31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ce2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  <style:map style:condition="of:is-true-formula(AND(NOT(ISBLANK([.$A5]));ISBLANK([.B5])))" style:apply-style-name="cf9" style:base-cell-address="Data_Sheet.B5"/>
    </style:style>
    <style:style style:name="ce2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4]));ISBLANK([.B4])))" style:apply-style-name="cf9" style:base-cell-address="Data_Sheet.B4"/>
    </style:style>
    <style:style style:name="ce2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6]));ISBLANK([.B6])))" style:apply-style-name="cf9" style:base-cell-address="Data_Sheet.B6"/>
      <style:map style:condition="of:is-true-formula(AND(NOT(ISBLANK([.$A6]));ISBLANK([.B6])))" style:apply-style-name="cf9" style:base-cell-address="Data_Sheet.B6"/>
    </style:style>
    <style:style style:name="ce2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6]));ISBLANK([.C6])))" style:apply-style-name="cf9" style:base-cell-address="Data_Sheet.C6"/>
      <style:map style:condition="of:is-true-formula(AND(NOT(ISBLANK([.A6]));ISBLANK([.C6])))" style:apply-style-name="cf9" style:base-cell-address="Data_Sheet.C6"/>
    </style:style>
    <style:style style:name="ce24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  <style:map style:condition="of:is-true-formula(AND(NOT(ISBLANK([.A5]));ISBLANK([.C5])))" style:apply-style-name="cf9" style:base-cell-address="Data_Sheet.C5"/>
    </style:style>
    <style:style style:name="ce25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4]));ISBLANK([.C4])))" style:apply-style-name="cf9" style:base-cell-address="Data_Sheet.C4"/>
    </style:style>
    <style:style style:name="ce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  <style:map style:condition="of:is-true-formula(AND(NOT(ISBLANK([.E4]));ISBLANK([.D4])))" style:apply-style-name="cf9" style:base-cell-address="Data_Sheet.D4"/>
    </style:style>
    <style:style style:name="ce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  <style:map style:condition="of:is-true-formula(AND(NOT(ISBLANK([.E5]));ISBLANK([.D5])))" style:apply-style-name="cf9" style:base-cell-address="Data_Sheet.D5"/>
    </style:style>
    <style:style style:name="ce2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  <style:map style:condition="of:is-true-formula(AND(NOT(ISBLANK([.E6]));ISBLANK([.D6])))" style:apply-style-name="cf9" style:base-cell-address="Data_Sheet.D6"/>
    </style:style>
    <style:style style:name="ce29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7]));ISBLANK([.C7])))" style:apply-style-name="cf9" style:base-cell-address="Data_Sheet.C7"/>
      <style:map style:condition="of:is-true-formula(AND(NOT(ISBLANK([.A7]));ISBLANK([.C7])))" style:apply-style-name="cf9" style:base-cell-address="Data_Sheet.C7"/>
    </style:style>
    <style:style style:name="ce30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7]));ISBLANK([.B7])))" style:apply-style-name="cf9" style:base-cell-address="Data_Sheet.B7"/>
      <style:map style:condition="of:is-true-formula(AND(NOT(ISBLANK([.$A7]));ISBLANK([.B7])))" style:apply-style-name="cf9" style:base-cell-address="Data_Sheet.B7"/>
    </style:style>
    <style:style style:name="ce31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8]));ISBLANK([.B8])))" style:apply-style-name="cf9" style:base-cell-address="Data_Sheet.B8"/>
    </style:style>
    <style:style style:name="ce32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$A8]));ISBLANK([.B8])))" style:apply-style-name="cf9" style:base-cell-address="Data_Sheet.B8"/>
      <style:map style:condition="of:is-true-formula(AND(NOT(ISBLANK([.$A9]));ISBLANK([.B9])))" style:apply-style-name="cf9" style:base-cell-address="Data_Sheet.B9"/>
      <style:map style:condition="of:is-true-formula(AND(NOT(ISBLANK([.$A9]));ISBLANK([.B9])))" style:apply-style-name="cf9" style:base-cell-address="Data_Sheet.B9"/>
    </style:style>
    <style:style style:name="ce33" style:family="table-cell" style:parent-style-name="Default" style:data-style-name="N0">
      <style:table-cell-properties fo:border="thin solid #000000" style:vertical-align="middle" fo:wrap-option="wrap" style:cell-protect="none"/>
      <style:map style:condition="of:is-true-formula(AND(NOT(ISBLANK([.A8]));ISBLANK([.C8])))" style:apply-style-name="cf9" style:base-cell-address="Data_Sheet.C8"/>
      <style:map style:condition="of:is-true-formula(AND(NOT(ISBLANK([.A8]));ISBLANK([.C8])))" style:apply-style-name="cf9" style:base-cell-address="Data_Sheet.C8"/>
    </style:style>
    <style:style style:name="ce3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  <style:map style:condition="of:is-true-formula(AND(NOT(ISBLANK([.E7]));ISBLANK([.D7])))" style:apply-style-name="cf9" style:base-cell-address="Data_Sheet.D7"/>
    </style:style>
    <style:style style:name="ce3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  <style:map style:condition="of:is-true-formula(AND(NOT(ISBLANK([.E8]));ISBLANK([.D8])))" style:apply-style-name="cf9" style:base-cell-address="Data_Sheet.D8"/>
    </style:style>
    <style:style style:name="ce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  <style:map style:condition="of:is-true-formula(AND(NOT(ISBLANK([.E9]));ISBLANK([.D9])))" style:apply-style-name="cf9" style:base-cell-address="Data_Sheet.D9"/>
    </style:style>
    <style:style style:name="ce3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  <style:map style:condition="of:is-true-formula(AND(NOT(ISBLANK([.G7]));ISBLANK([.F7])))" style:apply-style-name="cf9" style:base-cell-address="Data_Sheet.F7"/>
    </style:style>
    <style:style style:name="ce3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  <style:map style:condition="of:is-true-formula(AND(NOT(ISBLANK([.D7]));ISBLANK([.E7])))" style:apply-style-name="cf9" style:base-cell-address="Data_Sheet.E7"/>
    </style:style>
    <style:style style:name="ce3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  <style:map style:condition="of:is-true-formula(AND(NOT(ISBLANK([.D8]));ISBLANK([.E8])))" style:apply-style-name="cf9" style:base-cell-address="Data_Sheet.E8"/>
    </style:style>
    <style:style style:name="ce4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  <style:map style:condition="of:is-true-formula(AND(NOT(ISBLANK([.G8]));ISBLANK([.F8])))" style:apply-style-name="cf9" style:base-cell-address="Data_Sheet.F8"/>
    </style:style>
    <style:style style:name="ce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  <style:map style:condition="of:is-true-formula(AND(NOT(ISBLANK([.D9]));ISBLANK([.E9])))" style:apply-style-name="cf9" style:base-cell-address="Data_Sheet.E9"/>
    </style:style>
    <style:style style:name="ce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  <style:map style:condition="of:is-true-formula(AND(NOT(ISBLANK([.G9]));ISBLANK([.F9])))" style:apply-style-name="cf9" style:base-cell-address="Data_Sheet.F9"/>
    </style:style>
    <style:style style:name="ce4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E4]));ISBLANK([.D4])))" style:apply-style-name="cf9" style:base-cell-address="Data_Sheet.D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  <style:map style:condition="of:is-true-formula(AND(NOT(ISBLANK([.G4]));ISBLANK([.F4])))" style:apply-style-name="cf9" style:base-cell-address="Data_Sheet.F4"/>
    </style:style>
    <style:style style:name="ce4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F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  <style:map style:condition="of:is-true-formula(AND(NOT(ISBLANK([.D4]));ISBLANK([.E4])))" style:apply-style-name="cf9" style:base-cell-address="Data_Sheet.E4"/>
    </style:style>
    <style:style style:name="ce4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F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  <style:map style:condition="of:is-true-formula(AND(NOT(ISBLANK([.D5]));ISBLANK([.E5])))" style:apply-style-name="cf9" style:base-cell-address="Data_Sheet.E5"/>
    </style:style>
    <style:style style:name="ce4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  <style:map style:condition="of:is-true-formula(AND(NOT(ISBLANK([.G5]));ISBLANK([.F5])))" style:apply-style-name="cf9" style:base-cell-address="Data_Sheet.F5"/>
    </style:style>
    <style:style style:name="ce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F6]));ISBLANK([.E6])))" style:apply-style-name="cf9" style:base-cell-address="Data_Sheet.E6"/>
      <style:map style:condition="of:is-true-formula(AND(NOT(ISBLANK([.D6]));ISBLANK([.E6])))" style:apply-style-name="cf9" style:base-cell-address="Data_Sheet.E6"/>
      <style:map style:condition="of:is-true-formula(AND(NOT(ISBLANK([.D6]));ISBLANK([.E6])))" style:apply-style-name="cf9" style:base-cell-address="Data_Sheet.E6"/>
    </style:style>
    <style:style style:name="ce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  <style:map style:condition="of:is-true-formula(AND(NOT(ISBLANK([.G6]));ISBLANK([.F6])))" style:apply-style-name="cf9" style:base-cell-address="Data_Sheet.F6"/>
    </style:style>
    <style:style style:name="ce4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  <style:map style:condition="of:is-true-formula(AND(NOT(ISBLANK([.I4]));ISBLANK([.H4])))" style:apply-style-name="cf9" style:base-cell-address="Data_Sheet.H4"/>
    </style:style>
    <style:style style:name="ce5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H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  <style:map style:condition="of:is-true-formula(AND(NOT(ISBLANK([.F4]));ISBLANK([.G4])))" style:apply-style-name="cf9" style:base-cell-address="Data_Sheet.G4"/>
    </style:style>
    <style:style style:name="ce5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H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  <style:map style:condition="of:is-true-formula(AND(NOT(ISBLANK([.F5]));ISBLANK([.G5])))" style:apply-style-name="cf9" style:base-cell-address="Data_Sheet.G5"/>
    </style:style>
    <style:style style:name="ce5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  <style:map style:condition="of:is-true-formula(AND(NOT(ISBLANK([.I5]));ISBLANK([.H5])))" style:apply-style-name="cf9" style:base-cell-address="Data_Sheet.H5"/>
    </style:style>
    <style:style style:name="ce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H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  <style:map style:condition="of:is-true-formula(AND(NOT(ISBLANK([.F6]));ISBLANK([.G6])))" style:apply-style-name="cf9" style:base-cell-address="Data_Sheet.G6"/>
    </style:style>
    <style:style style:name="ce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  <style:map style:condition="of:is-true-formula(AND(NOT(ISBLANK([.I6]));ISBLANK([.H6])))" style:apply-style-name="cf9" style:base-cell-address="Data_Sheet.H6"/>
    </style:style>
    <style:style style:name="ce5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  <style:map style:condition="of:is-true-formula(AND(NOT(ISBLANK([.I7]));ISBLANK([.H7])))" style:apply-style-name="cf9" style:base-cell-address="Data_Sheet.H7"/>
    </style:style>
    <style:style style:name="ce5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  <style:map style:condition="of:is-true-formula(AND(NOT(ISBLANK([.F7]));ISBLANK([.G7])))" style:apply-style-name="cf9" style:base-cell-address="Data_Sheet.G7"/>
    </style:style>
    <style:style style:name="ce5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  <style:map style:condition="of:is-true-formula(AND(NOT(ISBLANK([.F8]));ISBLANK([.G8])))" style:apply-style-name="cf9" style:base-cell-address="Data_Sheet.G8"/>
    </style:style>
    <style:style style:name="ce5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  <style:map style:condition="of:is-true-formula(AND(NOT(ISBLANK([.I8]));ISBLANK([.H8])))" style:apply-style-name="cf9" style:base-cell-address="Data_Sheet.H8"/>
    </style:style>
    <style:style style:name="ce5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  <style:map style:condition="of:is-true-formula(AND(NOT(ISBLANK([.F9]));ISBLANK([.G9])))" style:apply-style-name="cf9" style:base-cell-address="Data_Sheet.G9"/>
    </style:style>
    <style:style style:name="ce6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  <style:map style:condition="of:is-true-formula(AND(NOT(ISBLANK([.I9]));ISBLANK([.H9])))" style:apply-style-name="cf9" style:base-cell-address="Data_Sheet.H9"/>
    </style:style>
    <style:style style:name="ce6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  <style:map style:condition="of:is-true-formula(AND(NOT(ISBLANK([.W4]));ISBLANK([.V4])))" style:apply-style-name="cf9" style:base-cell-address="Data_Sheet.V4"/>
    </style:style>
    <style:style style:name="ce6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  <style:map style:condition="of:is-true-formula(AND(NOT(ISBLANK([.T4]));ISBLANK([.U4])))" style:apply-style-name="cf9" style:base-cell-address="Data_Sheet.U4"/>
    </style:style>
    <style:style style:name="ce6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  <style:map style:condition="of:is-true-formula(AND(NOT(ISBLANK([.T5]));ISBLANK([.U5])))" style:apply-style-name="cf9" style:base-cell-address="Data_Sheet.U5"/>
    </style:style>
    <style:style style:name="ce6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  <style:map style:condition="of:is-true-formula(AND(NOT(ISBLANK([.W5]));ISBLANK([.V5])))" style:apply-style-name="cf9" style:base-cell-address="Data_Sheet.V5"/>
    </style:style>
    <style:style style:name="ce6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  <style:map style:condition="of:is-true-formula(AND(NOT(ISBLANK([.T6]));ISBLANK([.U6])))" style:apply-style-name="cf9" style:base-cell-address="Data_Sheet.U6"/>
    </style:style>
    <style:style style:name="ce6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  <style:map style:condition="of:is-true-formula(AND(NOT(ISBLANK([.W6]));ISBLANK([.V6])))" style:apply-style-name="cf9" style:base-cell-address="Data_Sheet.V6"/>
    </style:style>
    <style:style style:name="ce6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  <style:map style:condition="of:is-true-formula(AND(NOT(ISBLANK([.W7]));ISBLANK([.V7])))" style:apply-style-name="cf9" style:base-cell-address="Data_Sheet.V7"/>
    </style:style>
    <style:style style:name="ce6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  <style:map style:condition="of:is-true-formula(AND(NOT(ISBLANK([.T7]));ISBLANK([.U7])))" style:apply-style-name="cf9" style:base-cell-address="Data_Sheet.U7"/>
    </style:style>
    <style:style style:name="ce6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  <style:map style:condition="of:is-true-formula(AND(NOT(ISBLANK([.T8]));ISBLANK([.U8])))" style:apply-style-name="cf9" style:base-cell-address="Data_Sheet.U8"/>
    </style:style>
    <style:style style:name="ce7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  <style:map style:condition="of:is-true-formula(AND(NOT(ISBLANK([.W8]));ISBLANK([.V8])))" style:apply-style-name="cf9" style:base-cell-address="Data_Sheet.V8"/>
    </style:style>
    <style:style style:name="ce7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  <style:map style:condition="of:is-true-formula(AND(NOT(ISBLANK([.T9]));ISBLANK([.U9])))" style:apply-style-name="cf9" style:base-cell-address="Data_Sheet.U9"/>
    </style:style>
    <style:style style:name="ce7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  <style:map style:condition="of:is-true-formula(AND(NOT(ISBLANK([.W9]));ISBLANK([.V9])))" style:apply-style-name="cf9" style:base-cell-address="Data_Sheet.V9"/>
    </style:style>
    <style:style style:name="ce7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  <style:map style:condition="of:is-true-formula(AND(NOT(ISBLANK([.Y4]));ISBLANK([.X4])))" style:apply-style-name="cf9" style:base-cell-address="Data_Sheet.X4"/>
    </style:style>
    <style:style style:name="ce7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  <style:map style:condition="of:is-true-formula(AND(NOT(ISBLANK([.V4]));ISBLANK([.W4])))" style:apply-style-name="cf9" style:base-cell-address="Data_Sheet.W4"/>
    </style:style>
    <style:style style:name="ce7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  <style:map style:condition="of:is-true-formula(AND(NOT(ISBLANK([.V5]));ISBLANK([.W5])))" style:apply-style-name="cf9" style:base-cell-address="Data_Sheet.W5"/>
    </style:style>
    <style:style style:name="ce7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  <style:map style:condition="of:is-true-formula(AND(NOT(ISBLANK([.Y5]));ISBLANK([.X5])))" style:apply-style-name="cf9" style:base-cell-address="Data_Sheet.X5"/>
    </style:style>
    <style:style style:name="ce7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  <style:map style:condition="of:is-true-formula(AND(NOT(ISBLANK([.V6]));ISBLANK([.W6])))" style:apply-style-name="cf9" style:base-cell-address="Data_Sheet.W6"/>
    </style:style>
    <style:style style:name="ce7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  <style:map style:condition="of:is-true-formula(AND(NOT(ISBLANK([.Y6]));ISBLANK([.X6])))" style:apply-style-name="cf9" style:base-cell-address="Data_Sheet.X6"/>
    </style:style>
    <style:style style:name="ce7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  <style:map style:condition="of:is-true-formula(AND(NOT(ISBLANK([.U4]));ISBLANK([.T4])))" style:apply-style-name="cf9" style:base-cell-address="Data_Sheet.T4"/>
    </style:style>
    <style:style style:name="ce8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T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  <style:map style:condition="of:is-true-formula(AND(NOT(ISBLANK([.R4]));ISBLANK([.S4])))" style:apply-style-name="cf9" style:base-cell-address="Data_Sheet.S4"/>
    </style:style>
    <style:style style:name="ce8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  <style:map style:condition="of:is-true-formula(AND(NOT(ISBLANK([.R5]));ISBLANK([.S5])))" style:apply-style-name="cf9" style:base-cell-address="Data_Sheet.S5"/>
    </style:style>
    <style:style style:name="ce8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  <style:map style:condition="of:is-true-formula(AND(NOT(ISBLANK([.U5]));ISBLANK([.T5])))" style:apply-style-name="cf9" style:base-cell-address="Data_Sheet.T5"/>
    </style:style>
    <style:style style:name="ce8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T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  <style:map style:condition="of:is-true-formula(AND(NOT(ISBLANK([.R6]));ISBLANK([.S6])))" style:apply-style-name="cf9" style:base-cell-address="Data_Sheet.S6"/>
    </style:style>
    <style:style style:name="ce8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  <style:map style:condition="of:is-true-formula(AND(NOT(ISBLANK([.U6]));ISBLANK([.T6])))" style:apply-style-name="cf9" style:base-cell-address="Data_Sheet.T6"/>
    </style:style>
    <style:style style:name="ce8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  <style:map style:condition="of:is-true-formula(AND(NOT(ISBLANK([.U7]));ISBLANK([.T7])))" style:apply-style-name="cf9" style:base-cell-address="Data_Sheet.T7"/>
    </style:style>
    <style:style style:name="ce8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  <style:map style:condition="of:is-true-formula(AND(NOT(ISBLANK([.R7]));ISBLANK([.S7])))" style:apply-style-name="cf9" style:base-cell-address="Data_Sheet.S7"/>
    </style:style>
    <style:style style:name="ce8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  <style:map style:condition="of:is-true-formula(AND(NOT(ISBLANK([.R8]));ISBLANK([.S8])))" style:apply-style-name="cf9" style:base-cell-address="Data_Sheet.S8"/>
    </style:style>
    <style:style style:name="ce8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  <style:map style:condition="of:is-true-formula(AND(NOT(ISBLANK([.U8]));ISBLANK([.T8])))" style:apply-style-name="cf9" style:base-cell-address="Data_Sheet.T8"/>
    </style:style>
    <style:style style:name="ce8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  <style:map style:condition="of:is-true-formula(AND(NOT(ISBLANK([.R9]));ISBLANK([.S9])))" style:apply-style-name="cf9" style:base-cell-address="Data_Sheet.S9"/>
    </style:style>
    <style:style style:name="ce9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  <style:map style:condition="of:is-true-formula(AND(NOT(ISBLANK([.U9]));ISBLANK([.T9])))" style:apply-style-name="cf9" style:base-cell-address="Data_Sheet.T9"/>
    </style:style>
    <style:style style:name="ce9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  <style:map style:condition="of:is-true-formula(AND(NOT(ISBLANK([.Y7]));ISBLANK([.X7])))" style:apply-style-name="cf9" style:base-cell-address="Data_Sheet.X7"/>
    </style:style>
    <style:style style:name="ce9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  <style:map style:condition="of:is-true-formula(AND(NOT(ISBLANK([.V7]));ISBLANK([.W7])))" style:apply-style-name="cf9" style:base-cell-address="Data_Sheet.W7"/>
    </style:style>
    <style:style style:name="ce9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  <style:map style:condition="of:is-true-formula(AND(NOT(ISBLANK([.V8]));ISBLANK([.W8])))" style:apply-style-name="cf9" style:base-cell-address="Data_Sheet.W8"/>
    </style:style>
    <style:style style:name="ce9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  <style:map style:condition="of:is-true-formula(AND(NOT(ISBLANK([.Y8]));ISBLANK([.X8])))" style:apply-style-name="cf9" style:base-cell-address="Data_Sheet.X8"/>
    </style:style>
    <style:style style:name="ce9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  <style:map style:condition="of:is-true-formula(AND(NOT(ISBLANK([.V9]));ISBLANK([.W9])))" style:apply-style-name="cf9" style:base-cell-address="Data_Sheet.W9"/>
    </style:style>
    <style:style style:name="ce9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  <style:map style:condition="of:is-true-formula(AND(NOT(ISBLANK([.Y9]));ISBLANK([.X9])))" style:apply-style-name="cf9" style:base-cell-address="Data_Sheet.X9"/>
    </style:style>
    <style:style style:name="ce9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Q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  <style:map style:condition="of:is-true-formula(AND(NOT(ISBLANK([.S4]));ISBLANK([.R4])))" style:apply-style-name="cf9" style:base-cell-address="Data_Sheet.R4"/>
    </style:style>
    <style:style style:name="ce9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P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  <style:map style:condition="of:is-true-formula(AND(NOT(ISBLANK([.N4]));ISBLANK([.O4])))" style:apply-style-name="cf9" style:base-cell-address="Data_Sheet.O4"/>
    </style:style>
    <style:style style:name="ce9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P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  <style:map style:condition="of:is-true-formula(AND(NOT(ISBLANK([.N5]));ISBLANK([.O5])))" style:apply-style-name="cf9" style:base-cell-address="Data_Sheet.O5"/>
    </style:style>
    <style:style style:name="ce10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  <style:map style:condition="of:is-true-formula(AND(NOT(ISBLANK([.S5]));ISBLANK([.R5])))" style:apply-style-name="cf9" style:base-cell-address="Data_Sheet.R5"/>
    </style:style>
    <style:style style:name="ce10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  <style:map style:condition="of:is-true-formula(AND(NOT(ISBLANK([.S6]));ISBLANK([.R6])))" style:apply-style-name="cf9" style:base-cell-address="Data_Sheet.R6"/>
    </style:style>
    <style:style style:name="ce10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  <style:map style:condition="of:is-true-formula(AND(NOT(ISBLANK([.S7]));ISBLANK([.R7])))" style:apply-style-name="cf9" style:base-cell-address="Data_Sheet.R7"/>
    </style:style>
    <style:style style:name="ce10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  <style:map style:condition="of:is-true-formula(AND(NOT(ISBLANK([.S8]));ISBLANK([.R8])))" style:apply-style-name="cf9" style:base-cell-address="Data_Sheet.R8"/>
    </style:style>
    <style:style style:name="ce10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  <style:map style:condition="of:is-true-formula(AND(NOT(ISBLANK([.S9]));ISBLANK([.R9])))" style:apply-style-name="cf9" style:base-cell-address="Data_Sheet.R9"/>
    </style:style>
    <style:style style:name="ce10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P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  <style:map style:condition="of:is-true-formula(AND(NOT(ISBLANK([.N6]));ISBLANK([.O6])))" style:apply-style-name="cf9" style:base-cell-address="Data_Sheet.O6"/>
    </style:style>
    <style:style style:name="ce10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  <style:map style:condition="of:is-true-formula(AND(NOT(ISBLANK([.N7]));ISBLANK([.O7])))" style:apply-style-name="cf9" style:base-cell-address="Data_Sheet.O7"/>
    </style:style>
    <style:style style:name="ce10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  <style:map style:condition="of:is-true-formula(AND(NOT(ISBLANK([.N8]));ISBLANK([.O8])))" style:apply-style-name="cf9" style:base-cell-address="Data_Sheet.O8"/>
    </style:style>
    <style:style style:name="ce10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  <style:map style:condition="of:is-true-formula(AND(NOT(ISBLANK([.N9]));ISBLANK([.O9])))" style:apply-style-name="cf9" style:base-cell-address="Data_Sheet.O9"/>
    </style:style>
    <style:style style:name="ce109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R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  <style:map style:condition="of:is-true-formula(AND(NOT(ISBLANK([.P4]));ISBLANK([.Q4])))" style:apply-style-name="cf9" style:base-cell-address="Data_Sheet.Q4"/>
    </style:style>
    <style:style style:name="ce110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  <style:map style:condition="of:is-true-formula(AND(NOT(ISBLANK([.Q4]));ISBLANK([.P4])))" style:apply-style-name="cf9" style:base-cell-address="Data_Sheet.P4"/>
    </style:style>
    <style:style style:name="ce11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  <style:map style:condition="of:is-true-formula(AND(NOT(ISBLANK([.X4]));ISBLANK([.Y4])))" style:apply-style-name="cf9" style:base-cell-address="Data_Sheet.Y4"/>
    </style:style>
    <style:style style:name="ce11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  <style:map style:condition="of:is-true-formula(AND(NOT(ISBLANK([.X5]));ISBLANK([.Y5])))" style:apply-style-name="cf9" style:base-cell-address="Data_Sheet.Y5"/>
    </style:style>
    <style:style style:name="ce113" style:family="table-cell" style:parent-style-name="Default" style:data-style-name="N3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Y4]));ISBLANK([.Z4])))" style:apply-style-name="cf9" style:base-cell-address="Data_Sheet.Z4"/>
      <style:map style:condition="of:is-true-formula(AND(NOT(ISBLANK([.AA4]));ISBLANK([.Z4])))" style:apply-style-name="cf9" style:base-cell-address="Data_Sheet.Z4"/>
      <style:map style:condition="of:is-true-formula(AND(NOT(ISBLANK([.AA4]));ISBLANK([.Z4])))" style:apply-style-name="cf9" style:base-cell-address="Data_Sheet.Z4"/>
    </style:style>
    <style:style style:name="ce114" style:family="table-cell" style:parent-style-name="Default" style:data-style-name="N3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A4]));ISBLANK([.AB4])))" style:apply-style-name="cf9" style:base-cell-address="Data_Sheet.AB4"/>
      <style:map style:condition="of:is-true-formula(AND(NOT(ISBLANK([.AC4]));ISBLANK([.AB4])))" style:apply-style-name="cf9" style:base-cell-address="Data_Sheet.AB4"/>
      <style:map style:condition="of:is-true-formula(AND(NOT(ISBLANK([.AC4]));ISBLANK([.AB4])))" style:apply-style-name="cf9" style:base-cell-address="Data_Sheet.AB4"/>
    </style:style>
    <style:style style:name="ce115" style:family="table-cell" style:parent-style-name="Default" style:data-style-name="N4">
      <style:table-cell-properties fo:border="thin solid #000000" style:vertical-align="middle" fo:wrap-option="wrap" fo:background-color="#BFBFBF" style:cell-protect="none" style:repeat-content="false"/>
      <style:paragraph-properties fo:text-align="end" fo:margin-right="0cm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  <style:map style:condition="of:is-true-formula(AND(NOT(ISBLANK([.AB4]));ISBLANK([.AC4])))" style:apply-style-name="cf9" style:base-cell-address="Data_Sheet.AC4"/>
    </style:style>
    <style:style style:name="ce11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  <style:map style:condition="of:is-true-formula(AND(NOT(ISBLANK([.X6]));ISBLANK([.Y6])))" style:apply-style-name="cf9" style:base-cell-address="Data_Sheet.Y6"/>
    </style:style>
    <style:style style:name="ce11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  <style:map style:condition="of:is-true-formula(AND(NOT(ISBLANK([.X7]));ISBLANK([.Y7])))" style:apply-style-name="cf9" style:base-cell-address="Data_Sheet.Y7"/>
    </style:style>
    <style:style style:name="ce11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  <style:map style:condition="of:is-true-formula(AND(NOT(ISBLANK([.X8]));ISBLANK([.Y8])))" style:apply-style-name="cf9" style:base-cell-address="Data_Sheet.Y8"/>
    </style:style>
    <style:style style:name="ce11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  <style:map style:condition="of:is-true-formula(AND(NOT(ISBLANK([.X9]));ISBLANK([.Y9])))" style:apply-style-name="cf9" style:base-cell-address="Data_Sheet.Y9"/>
    </style:style>
    <style:style style:name="ce120" style:family="table-cell" style:parent-style-name="Default" style:data-style-name="N4">
      <style:table-cell-properties fo:border="thin solid #000000" style:vertical-align="middle" fo:wrap-option="wrap" fo:background-color="#D8D8D8" style:cell-protect="none" style:repeat-content="false"/>
      <style:paragraph-properties fo:text-align="end" fo:margin-right="0cm"/>
      <style:map style:condition="of:is-true-formula(AND(NOT(ISBLANK([.Y4]));ISBLANK([.Z4])))" style:apply-style-name="cf9" style:base-cell-address="Data_Sheet.Z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  <style:map style:condition="of:is-true-formula(AND(NOT(ISBLANK([.Z4]));ISBLANK([.AA4])))" style:apply-style-name="cf9" style:base-cell-address="Data_Sheet.AA4"/>
    </style:style>
    <style:style style:name="ce12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  <style:map style:condition="of:is-true-formula(AND(NOT(ISBLANK([.K7]));ISBLANK([.J7])))" style:apply-style-name="cf9" style:base-cell-address="Data_Sheet.J7"/>
    </style:style>
    <style:style style:name="ce12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  <style:map style:condition="of:is-true-formula(AND(NOT(ISBLANK([.H7]));ISBLANK([.I7])))" style:apply-style-name="cf9" style:base-cell-address="Data_Sheet.I7"/>
    </style:style>
    <style:style style:name="ce12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  <style:map style:condition="of:is-true-formula(AND(NOT(ISBLANK([.H8]));ISBLANK([.I8])))" style:apply-style-name="cf9" style:base-cell-address="Data_Sheet.I8"/>
    </style:style>
    <style:style style:name="ce12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  <style:map style:condition="of:is-true-formula(AND(NOT(ISBLANK([.K8]));ISBLANK([.J8])))" style:apply-style-name="cf9" style:base-cell-address="Data_Sheet.J8"/>
    </style:style>
    <style:style style:name="ce12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  <style:map style:condition="of:is-true-formula(AND(NOT(ISBLANK([.H9]));ISBLANK([.I9])))" style:apply-style-name="cf9" style:base-cell-address="Data_Sheet.I9"/>
    </style:style>
    <style:style style:name="ce12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  <style:map style:condition="of:is-true-formula(AND(NOT(ISBLANK([.K9]));ISBLANK([.J9])))" style:apply-style-name="cf9" style:base-cell-address="Data_Sheet.J9"/>
    </style:style>
    <style:style style:name="ce127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  <style:map style:condition="of:is-true-formula(AND(NOT(ISBLANK([.K4]));ISBLANK([.J4])))" style:apply-style-name="cf9" style:base-cell-address="Data_Sheet.J4"/>
    </style:style>
    <style:style style:name="ce128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F4]));ISBLANK([.E4])))" style:apply-style-name="cf9" style:base-cell-address="Data_Sheet.E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J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  <style:map style:condition="of:is-true-formula(AND(NOT(ISBLANK([.H4]));ISBLANK([.I4])))" style:apply-style-name="cf9" style:base-cell-address="Data_Sheet.I4"/>
    </style:style>
    <style:style style:name="ce12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J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  <style:map style:condition="of:is-true-formula(AND(NOT(ISBLANK([.H5]));ISBLANK([.I5])))" style:apply-style-name="cf9" style:base-cell-address="Data_Sheet.I5"/>
    </style:style>
    <style:style style:name="ce13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  <style:map style:condition="of:is-true-formula(AND(NOT(ISBLANK([.K5]));ISBLANK([.J5])))" style:apply-style-name="cf9" style:base-cell-address="Data_Sheet.J5"/>
    </style:style>
    <style:style style:name="ce13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J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  <style:map style:condition="of:is-true-formula(AND(NOT(ISBLANK([.H6]));ISBLANK([.I6])))" style:apply-style-name="cf9" style:base-cell-address="Data_Sheet.I6"/>
    </style:style>
    <style:style style:name="ce13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  <style:map style:condition="of:is-true-formula(AND(NOT(ISBLANK([.K6]));ISBLANK([.J6])))" style:apply-style-name="cf9" style:base-cell-address="Data_Sheet.J6"/>
    </style:style>
    <style:style style:name="ce133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  <style:map style:condition="of:is-true-formula(AND(NOT(ISBLANK([.M4]));ISBLANK([.L4])))" style:apply-style-name="cf9" style:base-cell-address="Data_Sheet.L4"/>
    </style:style>
    <style:style style:name="ce134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K4]));ISBLANK([.J4])))" style:apply-style-name="cf9" style:base-cell-address="Data_Sheet.J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L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  <style:map style:condition="of:is-true-formula(AND(NOT(ISBLANK([.J4]));ISBLANK([.K4])))" style:apply-style-name="cf9" style:base-cell-address="Data_Sheet.K4"/>
    </style:style>
    <style:style style:name="ce13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L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  <style:map style:condition="of:is-true-formula(AND(NOT(ISBLANK([.J5]));ISBLANK([.K5])))" style:apply-style-name="cf9" style:base-cell-address="Data_Sheet.K5"/>
    </style:style>
    <style:style style:name="ce13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  <style:map style:condition="of:is-true-formula(AND(NOT(ISBLANK([.M5]));ISBLANK([.L5])))" style:apply-style-name="cf9" style:base-cell-address="Data_Sheet.L5"/>
    </style:style>
    <style:style style:name="ce13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L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  <style:map style:condition="of:is-true-formula(AND(NOT(ISBLANK([.J6]));ISBLANK([.K6])))" style:apply-style-name="cf9" style:base-cell-address="Data_Sheet.K6"/>
    </style:style>
    <style:style style:name="ce13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  <style:map style:condition="of:is-true-formula(AND(NOT(ISBLANK([.M6]));ISBLANK([.L6])))" style:apply-style-name="cf9" style:base-cell-address="Data_Sheet.L6"/>
    </style:style>
    <style:style style:name="ce139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  <style:map style:condition="of:is-true-formula(AND(NOT(ISBLANK([.M7]));ISBLANK([.L7])))" style:apply-style-name="cf9" style:base-cell-address="Data_Sheet.L7"/>
    </style:style>
    <style:style style:name="ce140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  <style:map style:condition="of:is-true-formula(AND(NOT(ISBLANK([.J7]));ISBLANK([.K7])))" style:apply-style-name="cf9" style:base-cell-address="Data_Sheet.K7"/>
    </style:style>
    <style:style style:name="ce141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  <style:map style:condition="of:is-true-formula(AND(NOT(ISBLANK([.J8]));ISBLANK([.K8])))" style:apply-style-name="cf9" style:base-cell-address="Data_Sheet.K8"/>
    </style:style>
    <style:style style:name="ce142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  <style:map style:condition="of:is-true-formula(AND(NOT(ISBLANK([.M8]));ISBLANK([.L8])))" style:apply-style-name="cf9" style:base-cell-address="Data_Sheet.L8"/>
    </style:style>
    <style:style style:name="ce14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  <style:map style:condition="of:is-true-formula(AND(NOT(ISBLANK([.J9]));ISBLANK([.K9])))" style:apply-style-name="cf9" style:base-cell-address="Data_Sheet.K9"/>
    </style:style>
    <style:style style:name="ce14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  <style:map style:condition="of:is-true-formula(AND(NOT(ISBLANK([.M9]));ISBLANK([.L9])))" style:apply-style-name="cf9" style:base-cell-address="Data_Sheet.L9"/>
    </style:style>
    <style:style style:name="ce145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N4]));ISBLANK([.M4])))" style:apply-style-name="cf9" style:base-cell-address="Data_Sheet.M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  <style:map style:condition="of:is-true-formula(AND(NOT(ISBLANK([.O4]));ISBLANK([.N4])))" style:apply-style-name="cf9" style:base-cell-address="Data_Sheet.N4"/>
    </style:style>
    <style:style style:name="ce146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M4]));ISBLANK([.L4])))" style:apply-style-name="cf9" style:base-cell-address="Data_Sheet.L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N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  <style:map style:condition="of:is-true-formula(AND(NOT(ISBLANK([.L4]));ISBLANK([.M4])))" style:apply-style-name="cf9" style:base-cell-address="Data_Sheet.M4"/>
    </style:style>
    <style:style style:name="ce147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N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  <style:map style:condition="of:is-true-formula(AND(NOT(ISBLANK([.L5]));ISBLANK([.M5])))" style:apply-style-name="cf9" style:base-cell-address="Data_Sheet.M5"/>
    </style:style>
    <style:style style:name="ce148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  <style:map style:condition="of:is-true-formula(AND(NOT(ISBLANK([.O5]));ISBLANK([.N5])))" style:apply-style-name="cf9" style:base-cell-address="Data_Sheet.N5"/>
    </style:style>
    <style:style style:name="ce149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N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  <style:map style:condition="of:is-true-formula(AND(NOT(ISBLANK([.L6]));ISBLANK([.M6])))" style:apply-style-name="cf9" style:base-cell-address="Data_Sheet.M6"/>
    </style:style>
    <style:style style:name="ce150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  <style:map style:condition="of:is-true-formula(AND(NOT(ISBLANK([.O6]));ISBLANK([.N6])))" style:apply-style-name="cf9" style:base-cell-address="Data_Sheet.N6"/>
    </style:style>
    <style:style style:name="ce151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  <style:map style:condition="of:is-true-formula(AND(NOT(ISBLANK([.O7]));ISBLANK([.N7])))" style:apply-style-name="cf9" style:base-cell-address="Data_Sheet.N7"/>
    </style:style>
    <style:style style:name="ce152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  <style:map style:condition="of:is-true-formula(AND(NOT(ISBLANK([.L7]));ISBLANK([.M7])))" style:apply-style-name="cf9" style:base-cell-address="Data_Sheet.M7"/>
    </style:style>
    <style:style style:name="ce153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  <style:map style:condition="of:is-true-formula(AND(NOT(ISBLANK([.L8]));ISBLANK([.M8])))" style:apply-style-name="cf9" style:base-cell-address="Data_Sheet.M8"/>
    </style:style>
    <style:style style:name="ce154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  <style:map style:condition="of:is-true-formula(AND(NOT(ISBLANK([.O8]));ISBLANK([.N8])))" style:apply-style-name="cf9" style:base-cell-address="Data_Sheet.N8"/>
    </style:style>
    <style:style style:name="ce155" style:family="table-cell" style:parent-style-name="Default" style:data-style-name="N2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  <style:map style:condition="of:is-true-formula(AND(NOT(ISBLANK([.L9]));ISBLANK([.M9])))" style:apply-style-name="cf9" style:base-cell-address="Data_Sheet.M9"/>
    </style:style>
    <style:style style:name="ce156" style:family="table-cell" style:parent-style-name="Default" style:data-style-name="N0">
      <style:table-cell-properties fo:border="thin solid #000000" style:vertical-align="middle" fo:wrap-option="wrap" style:cell-protect="none" style:repeat-content="false"/>
      <style:paragraph-properties fo:text-align="end" fo:margin-right="0cm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  <style:map style:condition="of:is-true-formula(AND(NOT(ISBLANK([.O9]));ISBLANK([.N9])))" style:apply-style-name="cf9" style:base-cell-address="Data_Sheet.N9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/>
      <table:content-validations>
        <table:content-validation table:name="val1" table:condition="of:cell-content-is-decimal-number() and cell-content()&gt;=0">
          <table:help-message table:display="true"/>
          <table:error-message table:display="true"/>
        </table:content-validation>
        <table:content-validation table:name="val2">
          <table:help-message table:display="true"/>
          <table:error-message table:display="true">
            <text:p>FTE cannot be greater than Headcount</text:p>
            <text:p/>
          </table:error-message>
        </table:content-validation>
      </table:content-validations>
      <table:table table:name="Data_Shee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number-columns-repeated="16343" table:default-cell-style-name="ce1"/>
        <table:table-row table:style-name="ro1">
          <table:table-cell office:value-type="string" table:number-columns-spanned="1" table:number-rows-spanned="3" table:content-validation-name="val2" table:style-name="ce18">
            <text:p>Organisation name</text:p>
          </table:table-cell>
          <table:table-cell office:value-type="string" table:number-columns-spanned="1" table:number-rows-spanned="3" table:content-validation-name="val2" table:style-name="ce18">
            <text:p>Organisation<text:s/></text:p>
            <text:p>type</text:p>
          </table:table-cell>
          <table:table-cell office:value-type="string" table:number-columns-spanned="1" table:number-rows-spanned="3" table:content-validation-name="val2" table:style-name="ce18">
            <text:p>Main, parent or<text:s/></text:p>
            <text:p>sponsoring department:<text:s/></text:p>
          </table:table-cell>
          <table:table-cell office:value-type="string" table:number-columns-spanned="14" table:number-rows-spanned="1" table:style-name="ce18">
            <text:p>Payroll staff</text:p>
          </table:table-cell>
          <table:covered-table-cell table:number-columns-repeated="13"/>
          <table:table-cell office:value-type="string" table:number-columns-spanned="10" table:number-rows-spanned="1" table:content-validation-name="val2" table:style-name="ce19">
            <text:p>Number of non-payroll staff (contingent labour and consultants/consultancy)</text:p>
          </table:table-cell>
          <table:covered-table-cell table:number-columns-repeated="9"/>
          <table:table-cell office:value-type="string" table:number-columns-spanned="2" table:number-rows-spanned="2" table:content-validation-name="val2" table:style-name="ce18">
            <text:p>Grand Total<text:s/></text:p>
            <text:p>(workforce numbers)</text:p>
          </table:table-cell>
          <table:covered-table-cell/>
          <table:table-cell office:value-type="string" table:number-columns-spanned="7" table:number-rows-spanned="1" table:style-name="ce19">
            <text:p>Payroll staff costs</text:p>
          </table:table-cell>
          <table:covered-table-cell table:number-columns-repeated="6"/>
          <table:table-cell office:value-type="string" table:number-columns-spanned="3" table:number-rows-spanned="1" table:style-name="ce18">
            <text:p>Non-Payroll staff (contingent labour/consultancy - CCL) costs</text:p>
          </table:table-cell>
          <table:covered-table-cell table:number-columns-repeated="2"/>
          <table:table-cell office:value-type="string" table:number-columns-spanned="1" table:number-rows-spanned="3" table:style-name="ce18">
            <text:p>Grand Total paybill/staffing (payroll and non-payroll) costs</text:p>
          </table:table-cell>
          <table:table-cell office:value-type="string" table:number-columns-spanned="1" table:number-rows-spanned="3" table:content-validation-name="val2" table:style-name="ce18">
            <text:p>Comments and notes</text:p>
          </table:table-cell>
          <table:table-cell table:number-columns-repeated="16343"/>
        </table:table-row>
        <table:table-row table:style-name="ro1">
          <table:covered-table-cell/>
          <table:covered-table-cell/>
          <table:covered-table-cell/>
          <table:table-cell office:value-type="string" table:number-columns-spanned="2" table:number-rows-spanned="1" table:style-name="ce18">
            <text:p>Admin officers/admin assistants</text:p>
          </table:table-cell>
          <table:covered-table-cell/>
          <table:table-cell office:value-type="string" table:number-columns-spanned="2" table:number-rows-spanned="1" table:style-name="ce18">
            <text:p>Executive Officers</text:p>
          </table:table-cell>
          <table:covered-table-cell/>
          <table:table-cell office:value-type="string" table:number-columns-spanned="2" table:number-rows-spanned="1" table:style-name="ce18">
            <text:p>Higher Executive Officers/Senior Executive Officers</text:p>
          </table:table-cell>
          <table:covered-table-cell/>
          <table:table-cell office:value-type="string" table:number-columns-spanned="2" table:number-rows-spanned="1" table:style-name="ce18">
            <text:p>Grade 6/7</text:p>
          </table:table-cell>
          <table:covered-table-cell/>
          <table:table-cell office:value-type="string" table:number-columns-spanned="2" table:number-rows-spanned="1" table:style-name="ce18">
            <text:p>Senior Civil Service</text:p>
          </table:table-cell>
          <table:covered-table-cell/>
          <table:table-cell office:value-type="string" table:number-columns-spanned="2" table:number-rows-spanned="1" table:style-name="ce18">
            <text:p>Other, unknown, or unspecified</text:p>
          </table:table-cell>
          <table:covered-table-cell/>
          <table:table-cell office:value-type="string" table:number-columns-spanned="2" table:number-rows-spanned="1" table:content-validation-name="val2" table:style-name="ce18">
            <text:p>Total</text:p>
            <text:p>Employees</text:p>
          </table:table-cell>
          <table:covered-table-cell/>
          <table:table-cell office:value-type="string" table:number-columns-spanned="2" table:number-rows-spanned="1" table:style-name="ce18">
            <text:p>Agency staff<text:s/></text:p>
            <text:p>(clerical/admin)</text:p>
          </table:table-cell>
          <table:covered-table-cell/>
          <table:table-cell office:value-type="string" table:number-columns-spanned="2" table:number-rows-spanned="1" table:style-name="ce19">
            <text:p>Interim managers</text:p>
          </table:table-cell>
          <table:covered-table-cell/>
          <table:table-cell office:value-type="string" table:number-columns-spanned="2" table:number-rows-spanned="1" table:style-name="ce19">
            <text:p>Specialist Contractors</text:p>
          </table:table-cell>
          <table:covered-table-cell/>
          <table:table-cell office:value-type="string" table:number-columns-spanned="2" table:number-rows-spanned="1" table:style-name="ce19">
            <text:p>Consultants/consultancy</text:p>
          </table:table-cell>
          <table:covered-table-cell/>
          <table:table-cell office:value-type="string" table:number-columns-spanned="2" table:number-rows-spanned="1" table:style-name="ce18">
            <text:p>Total</text:p>
          </table:table-cell>
          <table:covered-table-cell/>
          <table:covered-table-cell/>
          <table:covered-table-cell/>
          <table:table-cell office:value-type="string" table:number-columns-spanned="1" table:number-rows-spanned="2" table:style-name="ce18">
            <text:p>Salary</text:p>
          </table:table-cell>
          <table:table-cell office:value-type="string" table:number-columns-spanned="1" table:number-rows-spanned="2" table:style-name="ce18">
            <text:p>Allowances</text:p>
          </table:table-cell>
          <table:table-cell office:value-type="string" table:number-columns-spanned="1" table:number-rows-spanned="2" table:style-name="ce18">
            <text:p>Non-consolidated performance payments</text:p>
          </table:table-cell>
          <table:table-cell office:value-type="string" table:number-columns-spanned="1" table:number-rows-spanned="2" table:style-name="ce18">
            <text:p>Overtime</text:p>
          </table:table-cell>
          <table:table-cell office:value-type="string" table:number-columns-spanned="1" table:number-rows-spanned="2" table:style-name="ce18">
            <text:p>Employer pension contributions</text:p>
          </table:table-cell>
          <table:table-cell office:value-type="string" table:number-columns-spanned="1" table:number-rows-spanned="2" table:style-name="ce18">
            <text:p>Employer national insurance contributions</text:p>
          </table:table-cell>
          <table:table-cell office:value-type="string" table:number-columns-spanned="1" table:number-rows-spanned="2" table:style-name="ce18">
            <text:p>Total paybill for payroll staff</text:p>
          </table:table-cell>
          <table:table-cell office:value-type="string" table:number-columns-spanned="1" table:number-rows-spanned="2" table:style-name="ce18">
            <text:p>Total cost of contingent labour: agency (clerical and admin) staff, interim managers and specialist contractors</text:p>
          </table:table-cell>
          <table:table-cell office:value-type="string" table:number-columns-spanned="1" table:number-rows-spanned="2" table:style-name="ce18">
            <text:p>Total cost of consultants/</text:p>
            <text:p>consultancy</text:p>
          </table:table-cell>
          <table:table-cell office:value-type="string" table:number-columns-spanned="1" table:number-rows-spanned="2" table:style-name="ce18">
            <text:p>Total non-payroll (CCL) staff costs</text:p>
          </table:table-cell>
          <table:covered-table-cell/>
          <table:covered-table-cell/>
          <table:table-cell table:number-columns-repeated="16343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2">
            <text:p>Headcount</text:p>
          </table:table-cell>
          <table:table-cell office:value-type="string" table:style-name="ce2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style-name="ce3">
            <text:p>Headcount</text:p>
          </table:table-cell>
          <table:table-cell office:value-type="string" table:style-name="ce3">
            <text:p>Full-time<text:s/></text:p>
            <text:p>equivalent</text:p>
          </table:table-cell>
          <table:table-cell office:value-type="string" table:content-validation-name="val2" table:style-name="ce4">
            <text:p>Headcount</text:p>
          </table:table-cell>
          <table:table-cell office:value-type="string" table:content-validation-name="val2" table:style-name="ce3">
            <text:p>Full-time<text:s/></text:p>
            <text:p>equival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3"/>
        </table:table-row>
        <table:table-row table:style-name="ro1">
          <table:table-cell office:value-type="string" table:style-name="ce5">
            <text:p>Home Office (excl agencies)</text:p>
          </table:table-cell>
          <table:table-cell office:value-type="string" table:style-name="ce21">
            <text:p>Ministerial Department</text:p>
          </table:table-cell>
          <table:table-cell office:value-type="string" table:style-name="ce25">
            <text:p>Home Office</text:p>
          </table:table-cell>
          <table:table-cell office:value-type="float" office:value="8584" table:style-name="ce26">
            <text:p>8584</text:p>
          </table:table-cell>
          <table:table-cell office:value-type="float" office:value="7566.8500000000067" table:style-name="ce44">
            <text:p>7566.85</text:p>
          </table:table-cell>
          <table:table-cell office:value-type="float" office:value="14781" table:style-name="ce43">
            <text:p>14781</text:p>
          </table:table-cell>
          <table:table-cell office:value-type="float" office:value="13610.759999999982" table:style-name="ce50">
            <text:p>13610.76</text:p>
          </table:table-cell>
          <table:table-cell office:value-type="float" office:value="8546" table:style-name="ce49">
            <text:p>8546</text:p>
          </table:table-cell>
          <table:table-cell office:value-type="float" office:value="8251.4400000000114" table:style-name="ce128">
            <text:p>8251.44</text:p>
          </table:table-cell>
          <table:table-cell office:value-type="float" office:value="3138" table:style-name="ce127">
            <text:p>3138</text:p>
          </table:table-cell>
          <table:table-cell office:value-type="float" office:value="3066.4800000000014" table:style-name="ce134">
            <text:p>3066.48</text:p>
          </table:table-cell>
          <table:table-cell office:value-type="float" office:value="297" table:style-name="ce133">
            <text:p>297</text:p>
          </table:table-cell>
          <table:table-cell office:value-type="float" office:value="290.43" table:style-name="ce146">
            <text:p>290.43</text:p>
          </table:table-cell>
          <table:table-cell office:value-type="float" office:value="2" table:style-name="ce145">
            <text:p>2</text:p>
          </table:table-cell>
          <table:table-cell office:value-type="float" office:value="2" table:style-name="ce98">
            <text:p>2.00</text:p>
          </table:table-cell>
          <table:table-cell office:value-type="float" office:value="35348" table:content-validation-name="val2" table:style-name="ce110">
            <text:p>35,348</text:p>
          </table:table-cell>
          <table:table-cell office:value-type="float" office:value="32787.960000000006" table:content-validation-name="val2" table:style-name="ce109">
            <text:p>32,787.96</text:p>
          </table:table-cell>
          <table:table-cell office:value-type="float" office:value="1522" table:style-name="ce97">
            <text:p>1522</text:p>
          </table:table-cell>
          <table:table-cell office:value-type="float" office:value="1358.3399999999992" table:style-name="ce80">
            <text:p>1358.34</text:p>
          </table:table-cell>
          <table:table-cell office:value-type="float" office:value="0" table:style-name="ce79">
            <text:p>0</text:p>
          </table:table-cell>
          <table:table-cell office:value-type="float" office:value="0" table:style-name="ce62">
            <text:p>0.00</text:p>
          </table:table-cell>
          <table:table-cell office:value-type="float" office:value="0" table:style-name="ce61">
            <text:p>0</text:p>
          </table:table-cell>
          <table:table-cell office:value-type="float" office:value="0" table:style-name="ce74">
            <text:p>0.00</text:p>
          </table:table-cell>
          <table:table-cell office:value-type="float" office:value="0" table:style-name="ce73">
            <text:p>0</text:p>
          </table:table-cell>
          <table:table-cell office:value-type="float" office:value="0" table:style-name="ce111">
            <text:p>0</text:p>
          </table:table-cell>
          <table:table-cell office:value-type="float" office:value="1522" table:style-name="ce113">
            <text:p>1,522</text:p>
          </table:table-cell>
          <table:table-cell office:value-type="float" office:value="1358.3399999999992" table:style-name="ce120">
            <text:p>1,358.34</text:p>
          </table:table-cell>
          <table:table-cell office:value-type="float" office:value="36870" table:content-validation-name="val2" table:style-name="ce114">
            <text:p>36,870</text:p>
          </table:table-cell>
          <table:table-cell office:value-type="float" office:value="34146.300000000003" table:content-validation-name="val2" table:style-name="ce115">
            <text:p>34,146.30</text:p>
          </table:table-cell>
          <table:table-cell office:value-type="currency" office:value="84451206.599999994" table:content-validation-name="val1" table:style-name="ce12">
            <text:p>£84,451,206.60</text:p>
          </table:table-cell>
          <table:table-cell office:value-type="currency" office:value="9673673.7099999972" table:content-validation-name="val1" table:style-name="ce12">
            <text:p>£9,673,673.71</text:p>
          </table:table-cell>
          <table:table-cell office:value-type="currency" office:value="575671.02" table:content-validation-name="val1" table:style-name="ce12">
            <text:p>£575,671.02</text:p>
          </table:table-cell>
          <table:table-cell office:value-type="currency" office:value="162491.15000000002" table:content-validation-name="val1" table:style-name="ce12">
            <text:p>£162,491.15</text:p>
          </table:table-cell>
          <table:table-cell office:value-type="currency" office:value="24265511.41" table:content-validation-name="val1" table:style-name="ce12">
            <text:p>£24,265,511.41</text:p>
          </table:table-cell>
          <table:table-cell office:value-type="currency" office:value="9266757.6999999993" table:content-validation-name="val1" table:style-name="ce12">
            <text:p>£9,266,757.70</text:p>
          </table:table-cell>
          <table:table-cell office:value-type="currency" office:value="128395311.58999999" table:style-name="ce13">
            <text:p>£128,395,311.59</text:p>
          </table:table-cell>
          <table:table-cell office:value-type="currency" office:value="5494762.4699999997" table:content-validation-name="val1" table:style-name="ce14">
            <text:p>£5,494,762.47</text:p>
          </table:table-cell>
          <table:table-cell office:value-type="currency" office:value="740152.72000000009" table:content-validation-name="val1" table:style-name="ce14">
            <text:p>£740,152.72</text:p>
          </table:table-cell>
          <table:table-cell office:value-type="currency" office:value="6234915.1899999995" table:style-name="ce13">
            <text:p>£6,234,915.19</text:p>
          </table:table-cell>
          <table:table-cell office:value-type="currency" office:value="134630226.78" table:style-name="ce15">
            <text:p>£134,630,226.78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Disclosure and Barring Service</text:p>
          </table:table-cell>
          <table:table-cell office:value-type="string" table:style-name="ce20">
            <text:p>Executive Non-Departmental Public Body</text:p>
          </table:table-cell>
          <table:table-cell office:value-type="string" table:style-name="ce24">
            <text:p>Home Office</text:p>
          </table:table-cell>
          <table:table-cell office:value-type="float" office:value="360" table:style-name="ce27">
            <text:p>360</text:p>
          </table:table-cell>
          <table:table-cell office:value-type="float" office:value="284.99" table:style-name="ce45">
            <text:p>284.99</text:p>
          </table:table-cell>
          <table:table-cell office:value-type="float" office:value="287" table:style-name="ce46">
            <text:p>287</text:p>
          </table:table-cell>
          <table:table-cell office:value-type="float" office:value="255.51" table:style-name="ce51">
            <text:p>255.51</text:p>
          </table:table-cell>
          <table:table-cell office:value-type="float" office:value="345" table:style-name="ce52">
            <text:p>345</text:p>
          </table:table-cell>
          <table:table-cell office:value-type="float" office:value="328.67" table:style-name="ce129">
            <text:p>328.67</text:p>
          </table:table-cell>
          <table:table-cell office:value-type="float" office:value="55" table:style-name="ce130">
            <text:p>55</text:p>
          </table:table-cell>
          <table:table-cell office:value-type="float" office:value="54.11" table:style-name="ce135">
            <text:p>54.11</text:p>
          </table:table-cell>
          <table:table-cell office:value-type="float" office:value="6" table:style-name="ce136">
            <text:p>6</text:p>
          </table:table-cell>
          <table:table-cell office:value-type="float" office:value="6" table:style-name="ce147">
            <text:p>6.00</text:p>
          </table:table-cell>
          <table:table-cell office:value-type="float" office:value="6" table:style-name="ce148">
            <text:p>6</text:p>
          </table:table-cell>
          <table:table-cell office:value-type="float" office:value="0.79" table:style-name="ce99">
            <text:p>0.79</text:p>
          </table:table-cell>
          <table:table-cell office:value-type="float" office:value="1059" table:content-validation-name="val2" table:style-name="ce110">
            <text:p>1,059</text:p>
          </table:table-cell>
          <table:table-cell office:value-type="float" office:value="930.07" table:content-validation-name="val2" table:style-name="ce109">
            <text:p>930.07</text:p>
          </table:table-cell>
          <table:table-cell office:value-type="float" office:value="0" table:style-name="ce100">
            <text:p>0</text:p>
          </table:table-cell>
          <table:table-cell office:value-type="float" office:value="0" table:style-name="ce81">
            <text:p>0.00</text:p>
          </table:table-cell>
          <table:table-cell office:value-type="float" office:value="0" table:style-name="ce82">
            <text:p>0</text:p>
          </table:table-cell>
          <table:table-cell office:value-type="float" office:value="0" table:style-name="ce63">
            <text:p>0.00</text:p>
          </table:table-cell>
          <table:table-cell office:value-type="float" office:value="4" table:style-name="ce64">
            <text:p>4</text:p>
          </table:table-cell>
          <table:table-cell office:value-type="float" office:value="4" table:style-name="ce75">
            <text:p>4.00</text:p>
          </table:table-cell>
          <table:table-cell office:value-type="float" office:value="0" table:style-name="ce76">
            <text:p>0</text:p>
          </table:table-cell>
          <table:table-cell office:value-type="float" office:value="0" table:style-name="ce112">
            <text:p>0</text:p>
          </table:table-cell>
          <table:table-cell office:value-type="float" office:value="4" table:style-name="ce113">
            <text:p>4</text:p>
          </table:table-cell>
          <table:table-cell office:value-type="float" office:value="4" table:style-name="ce120">
            <text:p>4.00</text:p>
          </table:table-cell>
          <table:table-cell office:value-type="float" office:value="1063" table:content-validation-name="val2" table:style-name="ce114">
            <text:p>1,063</text:p>
          </table:table-cell>
          <table:table-cell office:value-type="float" office:value="934.07" table:content-validation-name="val2" table:style-name="ce115">
            <text:p>934.07</text:p>
          </table:table-cell>
          <table:table-cell office:value-type="currency" office:value="2193844.73" table:content-validation-name="val1" table:style-name="ce12">
            <text:p>£2,193,844.73</text:p>
          </table:table-cell>
          <table:table-cell office:value-type="currency" office:value="26920.780000000002" table:content-validation-name="val1" table:style-name="ce12">
            <text:p>£26,920.78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37390.69" table:content-validation-name="val1" table:style-name="ce12">
            <text:p>£37,390.69</text:p>
          </table:table-cell>
          <table:table-cell office:value-type="currency" office:value="586218.9" table:style-name="ce12">
            <text:p>£586,218.90</text:p>
          </table:table-cell>
          <table:table-cell office:value-type="currency" office:value="219445.02" table:content-validation-name="val1" table:style-name="ce12">
            <text:p>£219,445.02</text:p>
          </table:table-cell>
          <table:table-cell office:value-type="currency" office:value="3063820.1199999996" table:style-name="ce13">
            <text:p>£3,063,820.12</text:p>
          </table:table-cell>
          <table:table-cell office:value-type="currency" office:value="135955.51" table:content-validation-name="val1" table:style-name="ce14">
            <text:p>£135,955.51</text:p>
          </table:table-cell>
          <table:table-cell office:value-type="currency" office:value="129302.2" table:content-validation-name="val1" table:style-name="ce14">
            <text:p>£129,302.20</text:p>
          </table:table-cell>
          <table:table-cell office:value-type="currency" office:value="265257.71000000002" table:style-name="ce13">
            <text:p>£265,257.71</text:p>
          </table:table-cell>
          <table:table-cell office:value-type="currency" office:value="3329077.8299999996" table:style-name="ce15">
            <text:p>£3,329,077.83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Independent Office for Police Conduct</text:p>
          </table:table-cell>
          <table:table-cell office:value-type="string" table:style-name="ce22">
            <text:p>Executive Non-Departmental Public Body</text:p>
          </table:table-cell>
          <table:table-cell office:value-type="string" table:style-name="ce23">
            <text:p>Home Office</text:p>
          </table:table-cell>
          <table:table-cell office:value-type="float" office:value="193" table:style-name="ce28">
            <text:p>193</text:p>
          </table:table-cell>
          <table:table-cell office:value-type="float" office:value="187.4" table:style-name="ce47">
            <text:p>187.40</text:p>
          </table:table-cell>
          <table:table-cell office:value-type="float" office:value="476" table:style-name="ce48">
            <text:p>476</text:p>
          </table:table-cell>
          <table:table-cell office:value-type="float" office:value="459.3" table:style-name="ce53">
            <text:p>459.30</text:p>
          </table:table-cell>
          <table:table-cell office:value-type="float" office:value="280" table:style-name="ce54">
            <text:p>280</text:p>
          </table:table-cell>
          <table:table-cell office:value-type="float" office:value="271.89999999999998" table:style-name="ce131">
            <text:p>271.90</text:p>
          </table:table-cell>
          <table:table-cell office:value-type="float" office:value="46" table:style-name="ce132">
            <text:p>46</text:p>
          </table:table-cell>
          <table:table-cell office:value-type="float" office:value="45.2" table:style-name="ce137">
            <text:p>45.20</text:p>
          </table:table-cell>
          <table:table-cell office:value-type="float" office:value="13" table:style-name="ce138">
            <text:p>13</text:p>
          </table:table-cell>
          <table:table-cell office:value-type="float" office:value="12.6" table:style-name="ce149">
            <text:p>12.60</text:p>
          </table:table-cell>
          <table:table-cell office:value-type="float" office:value="7" table:style-name="ce150">
            <text:p>7</text:p>
          </table:table-cell>
          <table:table-cell office:value-type="float" office:value="1.5" table:style-name="ce105">
            <text:p>1.50</text:p>
          </table:table-cell>
          <table:table-cell office:value-type="float" office:value="1015" table:content-validation-name="val2" table:style-name="ce110">
            <text:p>1,015</text:p>
          </table:table-cell>
          <table:table-cell office:value-type="float" office:value="977.90000000000009" table:content-validation-name="val2" table:style-name="ce109">
            <text:p>977.90</text:p>
          </table:table-cell>
          <table:table-cell office:value-type="float" office:value="13" table:style-name="ce101">
            <text:p>13</text:p>
          </table:table-cell>
          <table:table-cell office:value-type="float" office:value="13" table:style-name="ce83">
            <text:p>13.00</text:p>
          </table:table-cell>
          <table:table-cell office:value-type="float" office:value="0" table:style-name="ce84">
            <text:p>0</text:p>
          </table:table-cell>
          <table:table-cell office:value-type="float" office:value="0" table:style-name="ce65">
            <text:p>0.00</text:p>
          </table:table-cell>
          <table:table-cell office:value-type="float" office:value="2" table:style-name="ce66">
            <text:p>2</text:p>
          </table:table-cell>
          <table:table-cell office:value-type="float" office:value="1.3" table:style-name="ce77">
            <text:p>1.30</text:p>
          </table:table-cell>
          <table:table-cell office:value-type="float" office:value="0" table:style-name="ce78">
            <text:p>0</text:p>
          </table:table-cell>
          <table:table-cell office:value-type="float" office:value="0" table:style-name="ce116">
            <text:p>0</text:p>
          </table:table-cell>
          <table:table-cell office:value-type="float" office:value="15" table:style-name="ce113">
            <text:p>15</text:p>
          </table:table-cell>
          <table:table-cell office:value-type="float" office:value="14.3" table:style-name="ce120">
            <text:p>14.30</text:p>
          </table:table-cell>
          <table:table-cell office:value-type="float" office:value="1030" table:content-validation-name="val2" table:style-name="ce114">
            <text:p>1,030</text:p>
          </table:table-cell>
          <table:table-cell office:value-type="float" office:value="992.2" table:content-validation-name="val2" table:style-name="ce115">
            <text:p>992.20</text:p>
          </table:table-cell>
          <table:table-cell office:value-type="currency" office:value="2830914" table:content-validation-name="val1" table:style-name="ce12">
            <text:p>£2,830,914.00</text:p>
          </table:table-cell>
          <table:table-cell office:value-type="currency" office:value="104432" table:content-validation-name="val1" table:style-name="ce12">
            <text:p>£104,432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-2402" table:content-validation-name="val1" table:style-name="ce12">
            <text:p>-£2,402.00</text:p>
          </table:table-cell>
          <table:table-cell office:value-type="currency" office:value="774644" table:content-validation-name="val1" table:style-name="ce12">
            <text:p>£774,644.00</text:p>
          </table:table-cell>
          <table:table-cell office:value-type="currency" office:value="322415" table:content-validation-name="val1" table:style-name="ce12">
            <text:p>£322,415.00</text:p>
          </table:table-cell>
          <table:table-cell office:value-type="currency" office:value="4030003" table:style-name="ce13">
            <text:p>£4,030,003.00</text:p>
          </table:table-cell>
          <table:table-cell office:value-type="currency" office:value="67564" table:content-validation-name="val1" table:style-name="ce14">
            <text:p>£67,564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67564" table:style-name="ce13">
            <text:p>£67,564.00</text:p>
          </table:table-cell>
          <table:table-cell office:value-type="currency" office:value="4097567" table:style-name="ce15">
            <text:p>£4,097,567.00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Office of the Immigration Services Commissioner</text:p>
          </table:table-cell>
          <table:table-cell office:value-type="string" table:style-name="ce30">
            <text:p>Executive Non-Departmental Public Body</text:p>
          </table:table-cell>
          <table:table-cell office:value-type="string" table:style-name="ce29">
            <text:p>Home Office</text:p>
          </table:table-cell>
          <table:table-cell office:value-type="float" office:value="9" table:style-name="ce34">
            <text:p>9</text:p>
          </table:table-cell>
          <table:table-cell office:value-type="float" office:value="8.6" table:style-name="ce38">
            <text:p>8.60</text:p>
          </table:table-cell>
          <table:table-cell office:value-type="float" office:value="9" table:style-name="ce37">
            <text:p>9</text:p>
          </table:table-cell>
          <table:table-cell office:value-type="float" office:value="8.8000000000000007" table:style-name="ce56">
            <text:p>8.80</text:p>
          </table:table-cell>
          <table:table-cell office:value-type="float" office:value="36" table:style-name="ce55">
            <text:p>36</text:p>
          </table:table-cell>
          <table:table-cell office:value-type="float" office:value="36" table:style-name="ce122">
            <text:p>36.00</text:p>
          </table:table-cell>
          <table:table-cell office:value-type="float" office:value="3" table:style-name="ce121">
            <text:p>3</text:p>
          </table:table-cell>
          <table:table-cell office:value-type="float" office:value="3" table:style-name="ce140">
            <text:p>3.00</text:p>
          </table:table-cell>
          <table:table-cell office:value-type="float" office:value="2" table:style-name="ce139">
            <text:p>2</text:p>
          </table:table-cell>
          <table:table-cell office:value-type="float" office:value="1.43" table:style-name="ce152">
            <text:p>1.43</text:p>
          </table:table-cell>
          <table:table-cell office:value-type="float" office:value="0" table:style-name="ce151">
            <text:p>0</text:p>
          </table:table-cell>
          <table:table-cell office:value-type="float" office:value="0" table:style-name="ce106">
            <text:p>0.00</text:p>
          </table:table-cell>
          <table:table-cell office:value-type="float" office:value="59" table:content-validation-name="val2" table:style-name="ce110">
            <text:p>59</text:p>
          </table:table-cell>
          <table:table-cell office:value-type="float" office:value="57.83" table:content-validation-name="val2" table:style-name="ce109">
            <text:p>57.83</text:p>
          </table:table-cell>
          <table:table-cell office:value-type="float" office:value="0" table:style-name="ce102">
            <text:p>0</text:p>
          </table:table-cell>
          <table:table-cell office:value-type="float" office:value="0" table:style-name="ce86">
            <text:p>0.00</text:p>
          </table:table-cell>
          <table:table-cell office:value-type="float" office:value="0" table:style-name="ce85">
            <text:p>0</text:p>
          </table:table-cell>
          <table:table-cell office:value-type="float" office:value="0" table:style-name="ce68">
            <text:p>0.00</text:p>
          </table:table-cell>
          <table:table-cell office:value-type="float" office:value="0" table:style-name="ce67">
            <text:p>0</text:p>
          </table:table-cell>
          <table:table-cell office:value-type="float" office:value="0" table:style-name="ce92">
            <text:p>0.00</text:p>
          </table:table-cell>
          <table:table-cell office:value-type="float" office:value="0" table:style-name="ce91">
            <text:p>0</text:p>
          </table:table-cell>
          <table:table-cell office:value-type="float" office:value="0" table:style-name="ce117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59" table:content-validation-name="val2" table:style-name="ce114">
            <text:p>59</text:p>
          </table:table-cell>
          <table:table-cell office:value-type="float" office:value="57.83" table:content-validation-name="val2" table:style-name="ce115">
            <text:p>57.83</text:p>
          </table:table-cell>
          <table:table-cell office:value-type="currency" office:value="176464.91" table:content-validation-name="val1" table:style-name="ce12">
            <text:p>£176,464.91</text:p>
          </table:table-cell>
          <table:table-cell office:value-type="currency" office:value="1377.33" table:content-validation-name="val1" table:style-name="ce12">
            <text:p>£1,377.3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44605.03" table:content-validation-name="val1" table:style-name="ce12">
            <text:p>£44,605.03</text:p>
          </table:table-cell>
          <table:table-cell office:value-type="currency" office:value="18448.89" table:content-validation-name="val1" table:style-name="ce12">
            <text:p>£18,448.89</text:p>
          </table:table-cell>
          <table:table-cell office:value-type="currency" office:value="240896.15999999997" table:style-name="ce13">
            <text:p>£240,896.16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240896.15999999997" table:style-name="ce15">
            <text:p>£240,896.16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Security Industry Authority</text:p>
          </table:table-cell>
          <table:table-cell office:value-type="string" table:style-name="ce31">
            <text:p>Executive Non-Departmental Public Body</text:p>
          </table:table-cell>
          <table:table-cell office:value-type="string" table:style-name="ce33">
            <text:p>Home Office</text:p>
          </table:table-cell>
          <table:table-cell office:value-type="float" office:value="79" table:style-name="ce35">
            <text:p>79</text:p>
          </table:table-cell>
          <table:table-cell office:value-type="float" office:value="67.430000000000007" table:style-name="ce39">
            <text:p>67.43</text:p>
          </table:table-cell>
          <table:table-cell office:value-type="float" office:value="91" table:style-name="ce40">
            <text:p>91</text:p>
          </table:table-cell>
          <table:table-cell office:value-type="float" office:value="90.24" table:style-name="ce57">
            <text:p>90.24</text:p>
          </table:table-cell>
          <table:table-cell office:value-type="float" office:value="83" table:style-name="ce58">
            <text:p>83</text:p>
          </table:table-cell>
          <table:table-cell office:value-type="float" office:value="82.3" table:style-name="ce123">
            <text:p>82.30</text:p>
          </table:table-cell>
          <table:table-cell office:value-type="float" office:value="18" table:style-name="ce124">
            <text:p>18</text:p>
          </table:table-cell>
          <table:table-cell office:value-type="float" office:value="17.600000000000001" table:style-name="ce141">
            <text:p>17.60</text:p>
          </table:table-cell>
          <table:table-cell office:value-type="float" office:value="4" table:style-name="ce142">
            <text:p>4</text:p>
          </table:table-cell>
          <table:table-cell office:value-type="float" office:value="4" table:style-name="ce153">
            <text:p>4.00</text:p>
          </table:table-cell>
          <table:table-cell office:value-type="float" office:value="6" table:style-name="ce154">
            <text:p>6</text:p>
          </table:table-cell>
          <table:table-cell office:value-type="float" office:value="1.1000000000000001" table:style-name="ce107">
            <text:p>1.10</text:p>
          </table:table-cell>
          <table:table-cell office:value-type="float" office:value="281" table:content-validation-name="val2" table:style-name="ce110">
            <text:p>281</text:p>
          </table:table-cell>
          <table:table-cell office:value-type="float" office:value="262.67000000000007" table:content-validation-name="val2" table:style-name="ce109">
            <text:p>262.67</text:p>
          </table:table-cell>
          <table:table-cell office:value-type="float" office:value="0" table:style-name="ce103">
            <text:p>0</text:p>
          </table:table-cell>
          <table:table-cell office:value-type="float" office:value="0" table:style-name="ce87">
            <text:p>0.00</text:p>
          </table:table-cell>
          <table:table-cell office:value-type="float" office:value="0" table:style-name="ce88">
            <text:p>0</text:p>
          </table:table-cell>
          <table:table-cell office:value-type="float" office:value="0" table:style-name="ce69">
            <text:p>0.00</text:p>
          </table:table-cell>
          <table:table-cell office:value-type="float" office:value="0" table:style-name="ce70">
            <text:p>0</text:p>
          </table:table-cell>
          <table:table-cell office:value-type="float" office:value="0" table:style-name="ce93">
            <text:p>0.00</text:p>
          </table:table-cell>
          <table:table-cell office:value-type="float" office:value="3" table:style-name="ce94">
            <text:p>3</text:p>
          </table:table-cell>
          <table:table-cell office:value-type="float" office:value="2.4" table:style-name="ce118">
            <text:p>2.4</text:p>
          </table:table-cell>
          <table:table-cell office:value-type="float" office:value="3" table:style-name="ce113">
            <text:p>3</text:p>
          </table:table-cell>
          <table:table-cell office:value-type="float" office:value="2.4" table:style-name="ce120">
            <text:p>2.40</text:p>
          </table:table-cell>
          <table:table-cell office:value-type="float" office:value="284" table:content-validation-name="val2" table:style-name="ce114">
            <text:p>284</text:p>
          </table:table-cell>
          <table:table-cell office:value-type="float" office:value="265.07000000000005" table:content-validation-name="val2" table:style-name="ce115">
            <text:p>265.07</text:p>
          </table:table-cell>
          <table:table-cell office:value-type="currency" office:value="830310.87" table:content-validation-name="val1" table:style-name="ce12">
            <text:p>£830,310.87</text:p>
          </table:table-cell>
          <table:table-cell office:value-type="currency" office:value="17926.990000000002" table:content-validation-name="val1" table:style-name="ce12">
            <text:p>£17,926.99</text:p>
          </table:table-cell>
          <table:table-cell office:value-type="currency" office:value="6050" table:content-validation-name="val1" table:style-name="ce12">
            <text:p>£6,050.00</text:p>
          </table:table-cell>
          <table:table-cell office:value-type="currency" office:value="24883.4" table:content-validation-name="val1" table:style-name="ce12">
            <text:p>£24,883.40</text:p>
          </table:table-cell>
          <table:table-cell office:value-type="currency" office:value="202107.16" table:content-validation-name="val1" table:style-name="ce12">
            <text:p>£202,107.16</text:p>
          </table:table-cell>
          <table:table-cell office:value-type="currency" office:value="89383.67" table:content-validation-name="val1" table:style-name="ce12">
            <text:p>£89,383.67</text:p>
          </table:table-cell>
          <table:table-cell office:value-type="currency" office:value="1170662.0899999999" table:style-name="ce13">
            <text:p>£1,170,662.09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51145" table:content-validation-name="val1" table:style-name="ce14">
            <text:p>£51,145.00</text:p>
          </table:table-cell>
          <table:table-cell office:value-type="currency" office:value="51145" table:style-name="ce13">
            <text:p>£51,145.00</text:p>
          </table:table-cell>
          <table:table-cell office:value-type="currency" office:value="1221807.0899999999" table:style-name="ce15">
            <text:p>£1,221,807.09</text:p>
          </table:table-cell>
          <table:table-cell table:content-validation-name="val2" table:style-name="ce16"/>
          <table:table-cell table:number-columns-repeated="16343"/>
        </table:table-row>
        <table:table-row table:style-name="ro2">
          <table:table-cell office:value-type="string" table:style-name="ce5">
            <text:p>Gangmasters &amp; Labour Abuse Authority</text:p>
          </table:table-cell>
          <table:table-cell office:value-type="string" table:style-name="ce32">
            <text:p>Executive Non-Departmental Public Body</text:p>
          </table:table-cell>
          <table:table-cell office:value-type="string" table:style-name="ce25">
            <text:p>Home Office</text:p>
          </table:table-cell>
          <table:table-cell office:value-type="float" office:value="9" table:style-name="ce36">
            <text:p>9</text:p>
          </table:table-cell>
          <table:table-cell office:value-type="float" office:value="9" table:style-name="ce41">
            <text:p>9.00</text:p>
          </table:table-cell>
          <table:table-cell office:value-type="float" office:value="9" table:style-name="ce42">
            <text:p>9</text:p>
          </table:table-cell>
          <table:table-cell office:value-type="float" office:value="7.69" table:style-name="ce59">
            <text:p>7.69</text:p>
          </table:table-cell>
          <table:table-cell office:value-type="float" office:value="82" table:style-name="ce60">
            <text:p>82</text:p>
          </table:table-cell>
          <table:table-cell office:value-type="float" office:value="80.98" table:style-name="ce125">
            <text:p>80.98</text:p>
          </table:table-cell>
          <table:table-cell office:value-type="float" office:value="10" table:style-name="ce126">
            <text:p>10</text:p>
          </table:table-cell>
          <table:table-cell office:value-type="float" office:value="8.59" table:style-name="ce143">
            <text:p>8.59</text:p>
          </table:table-cell>
          <table:table-cell office:value-type="float" office:value="2" table:style-name="ce144">
            <text:p>2</text:p>
          </table:table-cell>
          <table:table-cell office:value-type="float" office:value="2" table:style-name="ce155">
            <text:p>2.00</text:p>
          </table:table-cell>
          <table:table-cell office:value-type="float" office:value="0" table:style-name="ce156">
            <text:p>0</text:p>
          </table:table-cell>
          <table:table-cell office:value-type="float" office:value="0" table:style-name="ce108">
            <text:p>0.00</text:p>
          </table:table-cell>
          <table:table-cell office:value-type="float" office:value="112" table:content-validation-name="val2" table:style-name="ce110">
            <text:p>112</text:p>
          </table:table-cell>
          <table:table-cell office:value-type="float" office:value="108.26" table:content-validation-name="val2" table:style-name="ce109">
            <text:p>108.26</text:p>
          </table:table-cell>
          <table:table-cell office:value-type="float" office:value="0" table:style-name="ce104">
            <text:p>0</text:p>
          </table:table-cell>
          <table:table-cell office:value-type="float" office:value="0" table:style-name="ce89">
            <text:p>0.00</text:p>
          </table:table-cell>
          <table:table-cell office:value-type="float" office:value="0" table:style-name="ce90">
            <text:p>0</text:p>
          </table:table-cell>
          <table:table-cell office:value-type="float" office:value="0" table:style-name="ce71">
            <text:p>0.00</text:p>
          </table:table-cell>
          <table:table-cell office:value-type="float" office:value="0" table:style-name="ce72">
            <text:p>0</text:p>
          </table:table-cell>
          <table:table-cell office:value-type="float" office:value="0" table:style-name="ce95">
            <text:p>0.00</text:p>
          </table:table-cell>
          <table:table-cell office:value-type="float" office:value="0" table:style-name="ce96">
            <text:p>0</text:p>
          </table:table-cell>
          <table:table-cell office:value-type="float" office:value="0" table:style-name="ce119">
            <text:p>0</text:p>
          </table:table-cell>
          <table:table-cell office:value-type="float" office:value="0" table:style-name="ce113">
            <text:p>0</text:p>
          </table:table-cell>
          <table:table-cell office:value-type="float" office:value="0" table:style-name="ce120">
            <text:p>0.00</text:p>
          </table:table-cell>
          <table:table-cell office:value-type="float" office:value="112" table:content-validation-name="val2" table:style-name="ce114">
            <text:p>112</text:p>
          </table:table-cell>
          <table:table-cell office:value-type="float" office:value="108.26" table:content-validation-name="val2" table:style-name="ce115">
            <text:p>108.26</text:p>
          </table:table-cell>
          <table:table-cell office:value-type="currency" office:value="304109.78000000003" table:content-validation-name="val1" table:style-name="ce12">
            <text:p>£304,109.78</text:p>
          </table:table-cell>
          <table:table-cell office:value-type="currency" office:value="8386" table:content-validation-name="val1" table:style-name="ce12">
            <text:p>£8,386.00</text:p>
          </table:table-cell>
          <table:table-cell office:value-type="currency" office:value="71571.03" table:content-validation-name="val1" table:style-name="ce12">
            <text:p>£71,571.03</text:p>
          </table:table-cell>
          <table:table-cell office:value-type="currency" office:value="0" table:content-validation-name="val1" table:style-name="ce12">
            <text:p>£0.00</text:p>
          </table:table-cell>
          <table:table-cell office:value-type="currency" office:value="75691.399999999994" table:content-validation-name="val1" table:style-name="ce12">
            <text:p>£75,691.40</text:p>
          </table:table-cell>
          <table:table-cell office:value-type="currency" office:value="43984.84" table:content-validation-name="val1" table:style-name="ce12">
            <text:p>£43,984.84</text:p>
          </table:table-cell>
          <table:table-cell office:value-type="currency" office:value="503743.05000000005" table:style-name="ce13">
            <text:p>£503,743.05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content-validation-name="val1" table:style-name="ce14">
            <text:p>£0.00</text:p>
          </table:table-cell>
          <table:table-cell office:value-type="currency" office:value="0" table:style-name="ce13">
            <text:p>£0.00</text:p>
          </table:table-cell>
          <table:table-cell office:value-type="currency" office:value="503743.05000000005" table:style-name="ce15">
            <text:p>£503,743.05</text:p>
          </table:table-cell>
          <table:table-cell table:content-validation-name="val2" table:style-name="ce16"/>
          <table:table-cell table:number-columns-repeated="16343"/>
        </table:table-row>
        <table:table-row table:style-name="ro1">
          <table:table-cell table:number-columns-repeated="16384" table:style-name="ce1"/>
        </table:table-row>
        <table:table-row table:style-name="ro1">
          <table:table-cell table:number-columns-repeated="33" table:style-name="ce1"/>
          <table:table-cell table:style-name="ce17"/>
          <table:table-cell table:number-columns-repeated="16350" table:style-name="ce1"/>
        </table:table-row>
        <table:table-row table:number-rows-repeated="1048565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year number:style="long"/>
      <number:text>/</number:text>
      <number:month number:style="long"/>
      <number:text>/</number:text>
      <number:day number:style="long"/>
    </number:date-style>
    <number:number-style style:name="N37P0">
      <number:number number:decimal-places="0" number:min-integer-digits="1" number:grouping="true"/>
    </number:number-style>
    <number:number-style style:name="N37"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37P0"/>
    </number:number-style>
    <number:currency-style style:name="N38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number-style style:name="N39P0">
      <number:text> </number:text>
      <number:number number:decimal-places="2" number:min-integer-digits="1" number:grouping="true"/>
      <number:text> </number:text>
    </number:number-style>
    <number:number-style style:name="N39P1">
      <number:text>-</number:text>
      <number:number number:decimal-places="2" number:min-integer-digits="1" number:grouping="true"/>
      <number:text> </number:text>
    </number:number-style>
    <number:number-style style:name="N3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9">
      <number:text> </number:text>
      <number:text-content/>
      <number:text> </number:text>
      <style:map style:condition="value()&gt;0" style:apply-style-name="N39P0"/>
      <style:map style:condition="value()&lt;0" style:apply-style-name="N39P1"/>
      <style:map style:condition="value()=0" style:apply-style-name="N39P2"/>
    </number:text-style>
    <number:currency-style style:name="N40P0" number:language="en" number:country="GB">
      <number:text> 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1" number:language="en" number:country="GB">
      <number:text>-</number:text>
      <number:currency-symbol number:language="en" number:country="GB">£</number:currency-symbol>
      <number:number number:decimal-places="2" number:min-integer-digits="1" number:grouping="true"/>
      <number:text> </number:text>
    </number:currency-style>
    <number:currency-style style:name="N40P2" number:language="en" number:country="GB">
      <number:text> </number:text>
      <number:currency-symbol number:language="en" number:country="GB">£</number:currency-symbol>
      <number:text>-</number:text>
      <number:number number:decimal-places="0" number:min-integer-digits="2"/>
      <number:text> </number:text>
    </number:currency-style>
    <number:text-style style:name="N40">
      <number:text> </number:text>
      <number:text-content/>
      <number:text> </number:text>
      <style:map style:condition="value()&gt;0" style:apply-style-name="N40P0"/>
      <style:map style:condition="value()&lt;0" style:apply-style-name="N40P1"/>
      <style:map style:condition="value()=0" style:apply-style-name="N40P2"/>
    </number:text-style>
    <number:date-style style:name="N41">
      <number:day number:style="long"/>
      <number:text>:</number:text>
      <number:hours number:style="long"/>
      <number:text>:</number:text>
      <number:minutes number:style="long"/>
    </number:date-style>
    <number:date-style style:name="N42">
      <number:day-of-week number:style="long"/>
      <number:text>/</number:text>
      <number:month number:style="long"/>
      <number:text>/</number:text>
      <number:year number:style="long"/>
    </number:date-style>
    <number:time-style style:name="N43">
      <number:hours number:style="long"/>
      <number:text>:</number:text>
      <number:minutes number:style="long"/>
    </number:time-style>
    <number:number-style style:name="N44">
      <number:number number:decimal-places="0" number:min-integer-digits="11">
        <number:embedded-text number:position="5">.</number:embedded-text>
        <number:embedded-text number:position="7">.</number:embedded-text>
      </number:number>
    </number:number-style>
    <number:number-style style:name="N45P0">
      <number:number number:decimal-places="2" number:min-integer-digits="1" number:grouping="true"/>
    </number:number-style>
    <number:number-style style:name="N45">
      <style:text-properties fo:color="#FF0000"/>
      <number:text>-</number:text>
      <number:number number:decimal-places="2" number:min-integer-digits="1" number:grouping="true"/>
      <style:map style:condition="value()&gt;=0" style:apply-style-name="N45P0"/>
    </number:number-style>
    <number:number-style style:name="N46">
      <number:number number:decimal-places="0" number:min-integer-digits="11">
        <number:embedded-text number:position="5"> </number:embedded-text>
      </number:number>
    </number:number-style>
    <number:number-style style:name="N47P0">
      <number:number number:decimal-places="0" number:min-integer-digits="4"/>
    </number:number-style>
    <number:number-style style:name="N47">
      <number:number number:min-integer-digits="1"/>
      <style:map style:condition="value()&lt;=9999" style:apply-style-name="N47P0"/>
    </number:number-style>
    <number:number-style style:name="N48P0">
      <number:text>N-</number:text>
      <number:number number:decimal-places="0" number:min-integer-digits="4"/>
    </number:number-style>
    <number:number-style style:name="N48">
      <number:number number:min-integer-digits="1"/>
      <style:map style:condition="value()&lt;=9999" style:apply-style-name="N48P0"/>
    </number:number-style>
    <number:text-style style:name="N49P0"/>
    <number:text-style style:name="N49P1"/>
    <number:text-style style:name="N49P2"/>
    <number:text-style style:name="N49">
      <style:map style:condition="value()&gt;0" style:apply-style-name="N49P0"/>
      <style:map style:condition="value()&lt;0" style:apply-style-name="N49P1"/>
      <style:map style:condition="value()=0" style:apply-style-name="N49P2"/>
    </number:text-style>
    <number:text-style style:name="N50P0"/>
    <number:text-style style:name="N50P1"/>
    <number:text-style style:name="N50">
      <style:map style:condition="value()&gt;0" style:apply-style-name="N50P0"/>
      <style:map style:condition="value()&lt;0" style:apply-style-name="N50P1"/>
    </number:text-style>
    <number:number-style style:name="N51P0"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</number:number>
    </number:number-style>
    <number:number-style style:name="N51">
      <number:text>(+</number:text>
      <number:number number:decimal-places="0" number:min-integer-digits="0">
        <number:embedded-text number:position="2"> </number:embedded-text>
        <number:embedded-text number:position="4"> </number:embedded-text>
        <number:embedded-text number:position="6"> </number:embedded-text>
        <number:embedded-text number:position="8">) </number:embedded-text>
      </number:number>
      <style:map style:condition="value()&lt;=99999999" style:apply-style-name="N51P0"/>
    </number:number-style>
    <number:time-style style:name="N52" number:truncate-on-overflow="false">
      <number:hours/>
      <number:text>:</number:text>
      <number:minutes number:style="long"/>
    </number:time-style>
    <number:time-style style:name="N53" number:truncate-on-overflow="false">
      <number:hours number:style="long"/>
      <number:text>:</number:text>
      <number:minutes number:style="long"/>
    </number:time-style>
    <number:number-style style:name="N54">
      <number:number number:decimal-places="0" number:min-integer-digits="2"/>
    </number:number-style>
    <number:number-style style:name="N55">
      <number:number number:decimal-places="0" number:min-integer-digits="3"/>
    </number:number-style>
    <number:number-style style:name="N56">
      <number:number number:decimal-places="0" number:min-integer-digits="1" number:grouping="true" number:display-factor="1000"/>
    </number:number-style>
    <number:number-style style:name="N57P0">
      <style:text-properties fo:color="#0000FF"/>
      <number:number number:decimal-places="2" number:min-integer-digits="1" number:grouping="true"/>
    </number:number-style>
    <number:number-style style:name="N57P1">
      <style:text-properties fo:color="#FF0000"/>
      <number:text>-</number:text>
      <number:number number:decimal-places="2" number:min-integer-digits="1" number:grouping="true"/>
    </number:number-style>
    <number:number-style style:name="N57">
      <number:number number:decimal-places="2" number:min-integer-digits="1"/>
      <style:map style:condition="value()&gt;0" style:apply-style-name="N57P0"/>
      <style:map style:condition="value()&lt;0" style:apply-style-name="N57P1"/>
    </number:number-style>
    <number:number-style style:name="N58P0">
      <number:text>kr</number:text>
      <number:number number:decimal-places="0" number:min-integer-digits="1" number:grouping="true" number:display-factor="1000"/>
    </number:number-style>
    <number:number-style style:name="N58">
      <number:text>kr-</number:text>
      <number:number number:decimal-places="0" number:min-integer-digits="1" number:grouping="true" number:display-factor="1000"/>
      <style:map style:condition="value()&gt;=0" style:apply-style-name="N58P0"/>
    </number:number-style>
    <number:number-style style:name="N59P0">
      <style:text-properties fo:color="#0000FF"/>
      <number:text>kr</number:text>
      <number:number number:decimal-places="2" number:min-integer-digits="1" number:grouping="true"/>
    </number:number-style>
    <number:number-style style:name="N59P1">
      <style:text-properties fo:color="#FF0000"/>
      <number:text>kr-</number:text>
      <number:number number:decimal-places="2" number:min-integer-digits="1" number:grouping="true"/>
    </number:number-style>
    <number:number-style style:name="N59">
      <number:number number:decimal-places="2" number:min-integer-digits="1"/>
      <style:map style:condition="value()&gt;0" style:apply-style-name="N59P0"/>
      <style:map style:condition="value()&lt;0" style:apply-style-name="N59P1"/>
    </number:number-style>
    <style:style style:name="_32_1" style:display-name=" 1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_10_JournalTemplate_61_C_58__92_COMFO_92_CTALK_92_JOURSTD.TPL_10_LbStateAddress_61_3_32_3_32_0_32_251_32_1_32_89_32_2_32_311_10_LbStateJou" style:display-name="&#10;JournalTemplate=C:\COMFO\CTALK\JOURSTD.TPL&#10;LbStateAddress=3 3 0 251 1 89 2 311&#10;LbStateJou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_37_" style:display-name="%" style:family="table-cell" style:data-style-name="N0">
      <style:table-cell-properties style:vertical-align="automatic" fo:background-color="transparent"/>
    </style:style>
    <style:style style:name="_197_rMndDag" style:display-name="ÅrMndDag" style:family="table-cell" style:data-style-name="N36"/>
    <style:style style:name="Caption" style:family="table-cell" style:data-style-name="N37">
      <style:table-cell-properties style:vertical-align="automatic" fo:background-color="#000080" style:cell-protect="none"/>
      <style:text-properties fo:color="#FFFFFF" fo:font-size="11pt" style:font-size-asian="11pt" style:font-size-complex="11pt"/>
    </style:style>
    <style:style style:name="cf1" style:family="table-cell" style:data-style-name="N0">
      <style:table-cell-properties fo:background-color="#FF0000"/>
    </style:style>
    <style:style style:name="cf10" style:family="table-cell" style:data-style-name="N0">
      <style:table-cell-properties fo:background-color="#FF0000"/>
    </style:style>
    <style:style style:name="cf11" style:family="table-cell" style:data-style-name="N0">
      <style:table-cell-properties fo:background-color="#FF0000"/>
    </style:style>
    <style:style style:name="cf12" style:family="table-cell" style:data-style-name="N0">
      <style:table-cell-properties fo:background-color="#FF0000"/>
    </style:style>
    <style:style style:name="cf2" style:family="table-cell" style:data-style-name="N0">
      <style:table-cell-properties fo:background-color="#FF0000"/>
    </style:style>
    <style:style style:name="cf3" style:family="table-cell" style:data-style-name="N0">
      <style:table-cell-properties fo:background-color="#FF0000"/>
    </style:style>
    <style:style style:name="cf4" style:family="table-cell" style:data-style-name="N0">
      <style:table-cell-properties fo:background-color="#FF0000"/>
    </style:style>
    <style:style style:name="cf5" style:family="table-cell" style:data-style-name="N0">
      <style:table-cell-properties fo:background-color="#FF0000"/>
    </style:style>
    <style:style style:name="cf6" style:family="table-cell" style:data-style-name="N0">
      <style:table-cell-properties fo:background-color="#FF0000"/>
    </style:style>
    <style:style style:name="cf7" style:family="table-cell" style:data-style-name="N0">
      <style:table-cell-properties fo:background-color="#FF0000"/>
    </style:style>
    <style:style style:name="cf8" style:family="table-cell" style:data-style-name="N0">
      <style:table-cell-properties fo:background-color="#FF0000"/>
    </style:style>
    <style:style style:name="cf9" style:family="table-cell" style:data-style-name="N0">
      <style:table-cell-properties fo:background-color="#FF0000"/>
    </style:style>
    <style:style style:name="Comma_32_2" style:display-name="Comma 2" style:family="table-cell" style:data-style-name="N39"/>
    <style:style style:name="Comma_32_3" style:display-name="Comma 3" style:family="table-cell" style:data-style-name="N39"/>
    <style:style style:name="Comma_32_4" style:display-name="Comma 4" style:family="table-cell" style:data-style-name="N39"/>
    <style:style style:name="Comma_32_5" style:display-name="Comma 5" style:family="table-cell" style:data-style-name="N39"/>
    <style:style style:name="Comma_32_5_32_2" style:display-name="Comma 5 2" style:family="table-cell" style:data-style-name="N39"/>
    <style:style style:name="Comma_32_6" style:display-name="Comma 6" style:family="table-cell" style:data-style-name="N39"/>
    <style:style style:name="Comma_32_7" style:display-name="Comma 7" style:family="table-cell" style:data-style-name="N39"/>
    <style:style style:name="Currency_32_2" style:display-name="Currency 2" style:family="table-cell" style:data-style-name="N40"/>
    <style:style style:name="DagerOgTimer" style:family="table-cell" style:data-style-name="N41"/>
    <style:style style:name="DagOgDato" style:family="table-cell" style:data-style-name="N42"/>
    <style:style style:name="DagOgDatoLang" style:family="table-cell" style:data-style-name="N42"/>
    <style:style style:name="Dato" style:family="table-cell" style:data-style-name="N19"/>
    <style:style style:name="Hyperlink_32_2" style:display-name="Hyperlink 2" style:family="table-cell" style:data-style-name="N0">
      <style:text-properties fo:color="#0000FF" fo:font-size="9pt" style:font-size-asian="9pt" style:font-size-complex="9pt" style:text-underline-style="solid" style:text-underline-type="single"/>
    </style:style>
    <style:style style:name="Hyperlink_32_3" style:display-name="Hyperlink 3" style:family="table-cell" style:data-style-name="N0">
      <style:text-properties fo:color="#0000FF" style:text-underline-style="solid" style:text-underline-type="single"/>
    </style:style>
    <style:style style:name="Hyperlink_32_4" style:display-name="Hyperlink 4" style:family="table-cell" style:data-style-name="N0">
      <style:text-properties fo:color="#0000FF" fo:font-size="10pt" style:font-size-asian="10pt" style:font-size-complex="10pt" style:text-underline-style="solid" style:text-underline-type="single"/>
    </style:style>
    <style:style style:name="JusterBunn" style:family="table-cell" style:data-style-name="N0">
      <style:table-cell-properties style:vertical-align="automatic"/>
    </style:style>
    <style:style style:name="JusterMidtstill" style:family="table-cell" style:data-style-name="N0">
      <style:table-cell-properties style:vertical-align="automatic"/>
    </style:style>
    <style:style style:name="JusterTopp" style:family="table-cell" style:data-style-name="N0">
      <style:table-cell-properties style:vertical-align="top"/>
    </style:style>
    <style:style style:name="Klokkeslett" style:family="table-cell" style:data-style-name="N43"/>
    <style:style style:name="Konto" style:family="table-cell" style:data-style-name="N44"/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ext-properties fo:font-size="10pt" style:font-size-asian="10pt" style:font-size-complex="10pt"/>
    </style:style>
    <style:style style:name="Normal_32_3" style:display-name="Normal 3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2" style:display-name="Normal 3 2" style:family="table-cell" style:data-style-name="N0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/>
    </style:style>
    <style:style style:name="Normal_32_3_32_3" style:display-name="Normal 3 3" style:family="table-cell" style:data-style-name="N0">
      <style:table-cell-properties style:vertical-align="automatic" fo:background-color="transparent"/>
    </style:style>
    <style:style style:name="Normal_32_4" style:display-name="Normal 4" style:family="table-cell" style:data-style-name="N0">
      <style:table-cell-properties style:vertical-align="automatic" fo:background-color="transparent"/>
      <style:text-properties fo:font-size="11pt" style:font-size-asian="11pt" style:font-size-complex="11pt"/>
    </style:style>
    <style:style style:name="Normal_32_5" style:display-name="Normal 5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5_32_2" style:display-name="Normal 5 2" style:family="table-cell" style:data-style-name="N0">
      <style:table-cell-properties style:vertical-align="automatic" fo:background-color="transparent"/>
    </style:style>
    <style:style style:name="Normal_32_6" style:display-name="Normal 6" style:family="table-cell" style:data-style-name="N0">
      <style:table-cell-properties style:vertical-align="automatic" fo:background-color="transparent"/>
    </style:style>
    <style:style style:name="Normal_32_7" style:display-name="Normal 7" style:family="table-cell" style:data-style-name="N0">
      <style:table-cell-properties style:vertical-align="automatic" fo:background-color="transparent"/>
      <style:text-properties fo:font-size="10pt" style:font-size-asian="10pt" style:font-size-complex="10pt"/>
    </style:style>
    <style:style style:name="Normal_32_8" style:display-name="Normal 8" style:family="table-cell" style:data-style-name="N0">
      <style:table-cell-properties style:vertical-align="automatic" fo:background-color="transparent"/>
    </style:style>
    <style:style style:name="Normal_32_9" style:display-name="Normal 9" style:family="table-cell" style:data-style-name="N0">
      <style:table-cell-properties style:vertical-align="automatic" fo:background-color="transparent"/>
    </style:style>
    <style:style style:name="Output_32_Amounts" style:display-name="Output Amounts" style:family="table-cell" style:data-style-name="N4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PersonNr" style:family="table-cell" style:data-style-name="N46"/>
    <style:style style:name="PostNr" style:family="table-cell" style:data-style-name="N47"/>
    <style:style style:name="PostNrNorge" style:family="table-cell" style:data-style-name="N48"/>
    <style:style style:name="SkjulAlt" style:family="table-cell" style:data-style-name="N49"/>
    <style:style style:name="SkjulTall" style:family="table-cell" style:data-style-name="N50"/>
    <style:style style:name="Telefon" style:family="table-cell" style:data-style-name="N51"/>
    <style:style style:name="Timer1" style:family="table-cell" style:data-style-name="N52"/>
    <style:style style:name="Timer2" style:family="table-cell" style:data-style-name="N53"/>
    <style:style style:name="ToSiffer" style:family="table-cell" style:data-style-name="N54"/>
    <style:style style:name="TreSiffer" style:family="table-cell" style:data-style-name="N55"/>
    <style:style style:name="Tusenskille1000" style:family="table-cell" style:data-style-name="N56"/>
    <style:style style:name="TusenskilleFarger" style:family="table-cell" style:data-style-name="N57"/>
    <style:style style:name="Valuta1000" style:family="table-cell" style:data-style-name="N58"/>
    <style:style style:name="ValutaFarger" style:family="table-cell" style:data-style-name="N59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328</meta:generator>
    <meta:initial-creator>Tony Millet</meta:initial-creator>
    <dc:creator>Mathew John Raji</dc:creator>
    <meta:creation-date>2012-07-18T14:50:11Z</meta:creation-date>
    <dc:date>2020-06-29T08:48:40Z</dc:date>
  </office:meta>
</office:document-meta>
</file>